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2.425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0.34cm"/>
    </style:style>
    <style:style style:name="co8" style:family="table-column">
      <style:table-column-properties fo:break-before="auto" style:column-width="5.743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2.644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2.547cm"/>
    </style:style>
    <style:style style:name="co13" style:family="table-column">
      <style:table-column-properties fo:break-before="auto" style:column-width="2.159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105cm double #000000" style:border-line-width-bottom="0.035cm 0.035cm 0.035cm" style:diagonal-bl-tr="none" style:diagonal-tl-br="none" fo:border-left="0.035cm solid #000000" fo:border-right="0.035cm solid #000000" fo:border-top="0.035cm solid #000000"/>
    </style:style>
    <style:style style:name="ce2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3" style:family="table-cell" style:parent-style-name="Default">
      <style:table-cell-properties style:diagonal-bl-tr="none" style:diagonal-tl-br="none" fo:border="0.035cm solid #000000"/>
    </style:style>
    <style:style style:name="ce4" style:family="table-cell" style:parent-style-name="Default">
      <style:table-cell-properties style:diagonal-bl-tr="none" style:diagonal-tl-br="none" fo:background-color="transparent" fo:border="0.035cm solid #000000"/>
    </style:style>
    <style:style style:name="ce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fo:border-bottom="0.105cm double #000000" style:border-line-width-bottom="0.035cm 0.035cm 0.035cm" style:diagonal-bl-tr="none" style:diagonal-tl-br="none" fo:border-left="0.035cm solid #000000" fo:border-right="0.035cm solid #000000" style:shrink-to-fit="true" fo:border-top="0.035cm solid #000000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10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11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12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15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</style:style>
    <style:style style:name="ce16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fo:border-top="none"/>
    </style:style>
    <style:style style:name="ce17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ackground-color="#c0c0c0" style:diagonal-bl-tr="none" style:diagonal-tl-br="none" fo:border-left="0.035cm solid #000000" fo:border-right="none" fo:border-top="0.035cm solid #000000"/>
    </style:style>
    <style:style style:name="ce19" style:family="table-cell" style:parent-style-name="Default">
      <style:table-cell-properties fo:border-bottom="0.035cm solid #000000" fo:background-color="#c0c0c0" style:diagonal-bl-tr="none" style:diagonal-tl-br="none" fo:border-left="none" fo:border-right="none" fo:border-top="0.035cm solid #000000"/>
    </style:style>
    <style:style style:name="ce20" style:family="table-cell" style:parent-style-name="Default">
      <style:table-cell-properties fo:border-bottom="0.035cm solid #000000" fo:background-color="#ccffcc" style:diagonal-bl-tr="none" style:diagonal-tl-br="none" fo:border-left="none" fo:border-right="none" fo:border-top="none"/>
    </style:style>
    <style:style style:name="ce21" style:family="table-cell" style:parent-style-name="Default">
      <style:table-cell-properties fo:border-bottom="0.035cm solid #000000" fo:background-color="#ccffcc" style:diagonal-bl-tr="none" style:diagonal-tl-br="none" fo:border-left="none" fo:border-right="none" fo:border-top="0.035cm solid #000000"/>
    </style:style>
    <style:style style:name="ce22" style:family="table-cell" style:parent-style-name="Default">
      <style:table-cell-properties fo:border-bottom="0.035cm solid #000000" fo:background-color="#ccffcc" style:diagonal-bl-tr="none" style:diagonal-tl-br="none" fo:border-left="none" fo:border-right="0.035cm solid #000000" fo:border-top="none"/>
    </style:style>
    <style:style style:name="ce23" style:family="table-cell" style:parent-style-name="Default">
      <style:table-cell-properties fo:border-bottom="0.035cm solid #000000" fo:background-color="#ccffcc" style:diagonal-bl-tr="none" style:diagonal-tl-br="none" fo:border-left="none" fo:border-right="0.035cm solid #000000" fo:border-top="0.035cm solid #000000"/>
    </style:style>
    <style:style style:name="ce24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fo:border-top="none"/>
    </style:style>
    <style:style style:name="ce25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fo:border-top="0.035cm solid #000000"/>
    </style:style>
    <style:style style:name="ce26" style:family="table-cell" style:parent-style-name="Default">
      <style:table-cell-properties fo:border-bottom="0.035cm solid #000000" fo:background-color="#ffcc99" style:diagonal-bl-tr="none" style:diagonal-tl-br="none" fo:border-left="none" fo:border-right="none" fo:border-top="0.035cm solid #000000"/>
    </style:style>
    <style:style style:name="ce27" style:family="table-cell" style:parent-style-name="Default">
      <style:table-cell-properties fo:border-bottom="0.035cm solid #000000" fo:background-color="#ffcc99" style:diagonal-bl-tr="none" style:diagonal-tl-br="none" fo:border-left="none" fo:border-right="none" fo:border-top="none"/>
    </style:style>
    <style:style style:name="ce28" style:family="table-cell" style:parent-style-name="Default">
      <style:table-cell-properties fo:border-bottom="0.035cm solid #000000" fo:background-color="#ffcc99" style:diagonal-bl-tr="none" style:diagonal-tl-br="none" fo:border-left="none" fo:border-right="0.035cm solid #000000" fo:border-top="none"/>
    </style:style>
    <style:style style:name="ce29" style:family="table-cell" style:parent-style-name="Default">
      <style:table-cell-properties fo:border-bottom="0.035cm solid #000000" fo:background-color="#ffcc99" style:diagonal-bl-tr="none" style:diagonal-tl-br="none" fo:border-left="none" fo:border-right="0.035cm solid #000000" fo:border-top="0.035cm solid #000000"/>
    </style:style>
    <style:style style:name="ce30" style:family="table-cell" style:parent-style-name="Default">
      <style:table-cell-properties fo:border-bottom="0.035cm solid #000000" fo:background-color="#ffff00" style:diagonal-bl-tr="none" style:diagonal-tl-br="none" fo:border-left="none" fo:border-right="none" fo:border-top="none"/>
    </style:style>
    <style:style style:name="ce31" style:family="table-cell" style:parent-style-name="Default">
      <style:table-cell-properties fo:border-bottom="0.035cm solid #000000" fo:background-color="#ffff00" style:diagonal-bl-tr="none" style:diagonal-tl-br="none" fo:border-left="none" fo:border-right="none" fo:border-top="0.035cm solid #000000"/>
    </style:style>
    <style:style style:name="ce32" style:family="table-cell" style:parent-style-name="Default">
      <style:table-cell-properties fo:border-bottom="0.035cm solid #000000" fo:background-color="#ffff00" style:diagonal-bl-tr="none" style:diagonal-tl-br="none" fo:border-left="0.035cm solid #000000" fo:border-right="none" fo:border-top="0.035cm solid #000000"/>
    </style:style>
    <style:style style:name="ce33" style:family="table-cell" style:parent-style-name="Default">
      <style:table-cell-properties fo:border-bottom="0.035cm solid #000000" fo:background-color="#ffff00" style:diagonal-bl-tr="none" style:diagonal-tl-br="none" fo:border-left="none" fo:border-right="0.035cm solid #000000" fo:border-top="0.035cm solid #000000"/>
    </style:style>
    <style:style style:name="ce34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35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36" style:family="table-cell" style:parent-style-name="Default">
      <style:table-cell-properties fo:border-bottom="0.035cm solid #000000" fo:background-color="#c0c0c0" style:diagonal-bl-tr="none" style:diagonal-tl-br="none" fo:border-left="none" fo:border-right="0.035cm solid #000000" fo:border-top="0.035cm solid #000000"/>
    </style:style>
    <style:style style:name="ce37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4" table:default-cell-style-name="ce6"/>
        <table:table-column table:style-name="co5" table:default-cell-style-name="ce3"/>
        <table:table-column table:style-name="co6" table:default-cell-style-name="ce10"/>
        <table:table-column table:style-name="co6" table:number-columns-repeated="5" table:default-cell-style-name="ce13"/>
        <table:table-column table:style-name="co6" table:default-cell-style-name="ce17"/>
        <table:table-column table:style-name="co6" table:number-columns-repeated="3" table:default-cell-style-name="ce21"/>
        <table:table-column table:style-name="co6" table:default-cell-style-name="ce23"/>
        <table:table-column table:style-name="co6" table:number-columns-repeated="20" table:default-cell-style-name="ce13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05" table:default-cell-style-name="Default"/>
        <table:table-row table:style-name="ro1">
          <table:table-cell table:style-name="ce1" office:value-type="string">
            <text:p>カテゴリ</text:p>
          </table:table-cell>
          <table:table-cell table:style-name="ce1"/>
          <table:table-cell table:style-name="ce1" office:value-type="string">
            <text:p>オリジナルIS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II</text:p>
          </table:table-cell>
          <table:table-cell table:style-name="ce1" office:value-type="string">
            <text:p>III</text:p>
          </table:table-cell>
          <table:table-cell table:style-name="ce1" office:value-type="string">
            <text:p>IV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32R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64R2</text:p>
          </table:table-cell>
          <table:table-cell table:style-name="ce7"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OP</text:p>
          </table:table-cell>
          <table:table-cell/>
          <table:table-cell office:value-type="string">
            <text:p>FUNC</text:p>
          </table:table-cell>
          <table:table-cell table:number-columns-repeated="205"/>
        </table:table-row>
        <table:table-row table:style-name="ro2">
          <table:table-cell table:style-name="ce2" office:value-type="string">
            <text:p>Arithmetic</text:p>
          </table:table-cell>
          <table:table-cell table:style-name="ce2" office:value-type="string">
            <text:p>MIPS-32</text:p>
          </table:table-cell>
          <table:table-cell table:style-name="ce2" office:value-type="string">
            <text:p>mips-1</text:p>
          </table:table-cell>
          <table:table-cell table:style-name="ce5" office:value-type="string">
            <text:p>○</text:p>
          </table:table-cell>
          <table:table-cell table:style-name="ce2" table:number-columns-repeated="7"/>
          <table:table-cell table:style-name="ce5" office:value-type="string">
            <text:p>○</text:p>
          </table:table-cell>
          <table:table-cell table:style-name="ce2" office:value-type="string">
            <text:p>ADD</text:p>
          </table:table-cell>
          <table:table-cell table:style-name="ce9" office:value-type="float" office:value="0">
            <text:p>0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6"/>
          <table:table-cell table:style-name="ce20"/>
          <table:table-cell table:style-name="ce20" office:value-type="string">
            <text:p>rs</text:p>
          </table:table-cell>
          <table:table-cell table:style-name="ce20"/>
          <table:table-cell table:style-name="ce22"/>
          <table:table-cell table:style-name="ce24"/>
          <table:table-cell table:style-name="ce27"/>
          <table:table-cell table:style-name="ce27" office:value-type="string">
            <text:p>rt</text:p>
          </table:table-cell>
          <table:table-cell table:style-name="ce27"/>
          <table:table-cell table:style-name="ce28"/>
          <table:table-cell table:style-name="ce30" table:number-columns-repeated="2"/>
          <table:table-cell table:style-name="ce30" office:value-type="string">
            <text:p>rd</text:p>
          </table:table-cell>
          <table:table-cell table:style-name="ce30" table:number-columns-repeated="2"/>
          <table:table-cell table:style-name="ce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office:value-type="string">
            <text:p>rd ← rs + rt</text:p>
          </table:table-cell>
          <table:table-cell table:formula="oooc:=[.S2]+[.R2]*2+[.Q2]*4+[.P2]*8+[.O2]*16+[.N2]*32" office:value-type="float" office:value="0">
            <text:p>0</text:p>
          </table:table-cell>
          <table:table-cell table:formula="oooc:=IF([.AU2]=0;&quot;&quot;;&quot;OP_&quot;&amp;[.M2])">
            <text:p/>
          </table:table-cell>
          <table:table-cell table:formula="oooc:=&quot;6'b&quot;&amp;[.N2]&amp;[.O2]&amp;[.P2]&amp;[.Q2]&amp;[.R2]&amp;[.S2]" office:value-type="string" office:string-value="6'b000000">
            <text:p>6'b000000</text:p>
          </table:table-cell>
          <table:table-cell table:formula="oooc:=IF([.AU2]=0;&quot;FUNC_&quot;&amp;[.M2];&quot;&quot;)" office:value-type="string" office:string-value="FUNC_ADD">
            <text:p>FUNC_ADD</text:p>
          </table:table-cell>
          <table:table-cell table:formula="oooc:=IF([.AU2]=0;&quot;6'b&quot;&amp;[.AN2]&amp;[.AO2]&amp;[.AP2]&amp;[.AQ2]&amp;[.AR2]&amp;[.AS2];&quot;&quot;)" office:value-type="string" office:string-value="6'b100000">
            <text:p>6'b10000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t ← rs + imm</text:p>
          </table:table-cell>
          <table:table-cell table:formula="oooc:=[.S3]+[.R3]*2+[.Q3]*4+[.P3]*8+[.O3]*16+[.N3]*32" office:value-type="float" office:value="8">
            <text:p>8</text:p>
          </table:table-cell>
          <table:table-cell table:formula="oooc:=IF([.AU3]=0;&quot;&quot;;&quot;OP_&quot;&amp;[.M3])" office:value-type="string" office:string-value="OP_ADDI">
            <text:p>OP_ADDI</text:p>
          </table:table-cell>
          <table:table-cell table:formula="oooc:=&quot;6'b&quot;&amp;[.N3]&amp;[.O3]&amp;[.P3]&amp;[.Q3]&amp;[.R3]&amp;[.S3]" office:value-type="string" office:string-value="6'b001000">
            <text:p>6'b001000</text:p>
          </table:table-cell>
          <table:table-cell table:formula="oooc:=IF([.AU3]=0;&quot;FUNC_&quot;&amp;[.M3];&quot;&quot;)">
            <text:p/>
          </table:table-cell>
          <table:table-cell table:formula="oooc:=IF([.AU3]=0;&quot;6'b&quot;&amp;[.AN3]&amp;[.AO3]&amp;[.AP3]&amp;[.AQ3]&amp;[.AR3]&amp;[.AS3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+ rt</text:p>
          </table:table-cell>
          <table:table-cell table:formula="oooc:=[.S4]+[.R4]*2+[.Q4]*4+[.P4]*8+[.O4]*16+[.N4]*32" office:value-type="float" office:value="0">
            <text:p>0</text:p>
          </table:table-cell>
          <table:table-cell table:formula="oooc:=IF([.AU4]=0;&quot;&quot;;&quot;OP_&quot;&amp;[.M4])">
            <text:p/>
          </table:table-cell>
          <table:table-cell table:formula="oooc:=&quot;6'b&quot;&amp;[.N4]&amp;[.O4]&amp;[.P4]&amp;[.Q4]&amp;[.R4]&amp;[.S4]" office:value-type="string" office:string-value="6'b000000">
            <text:p>6'b000000</text:p>
          </table:table-cell>
          <table:table-cell table:formula="oooc:=IF([.AU4]=0;&quot;FUNC_&quot;&amp;[.M4];&quot;&quot;)" office:value-type="string" office:string-value="FUNC_ADDU">
            <text:p>FUNC_ADDU</text:p>
          </table:table-cell>
          <table:table-cell table:formula="oooc:=IF([.AU4]=0;&quot;6'b&quot;&amp;[.AN4]&amp;[.AO4]&amp;[.AP4]&amp;[.AQ4]&amp;[.AR4]&amp;[.AS4];&quot;&quot;)" office:value-type="string" office:string-value="6'b100001">
            <text:p>6'b10000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t ← rs + imm</text:p>
          </table:table-cell>
          <table:table-cell table:formula="oooc:=[.S5]+[.R5]*2+[.Q5]*4+[.P5]*8+[.O5]*16+[.N5]*32" office:value-type="float" office:value="9">
            <text:p>9</text:p>
          </table:table-cell>
          <table:table-cell table:formula="oooc:=IF([.AU5]=0;&quot;&quot;;&quot;OP_&quot;&amp;[.M5])" office:value-type="string" office:string-value="OP_ADDIU">
            <text:p>OP_ADDIU</text:p>
          </table:table-cell>
          <table:table-cell table:formula="oooc:=&quot;6'b&quot;&amp;[.N5]&amp;[.O5]&amp;[.P5]&amp;[.Q5]&amp;[.R5]&amp;[.S5]" office:value-type="string" office:string-value="6'b001001">
            <text:p>6'b001001</text:p>
          </table:table-cell>
          <table:table-cell table:formula="oooc:=IF([.AU5]=0;&quot;FUNC_&quot;&amp;[.M5];&quot;&quot;)">
            <text:p/>
          </table:table-cell>
          <table:table-cell table:formula="oooc:=IF([.AU5]=0;&quot;6'b&quot;&amp;[.AN5]&amp;[.AO5]&amp;[.AP5]&amp;[.AQ5]&amp;[.AR5]&amp;[.AS5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CLO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9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1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4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8]+[.R8]*2+[.Q8]*4+[.P8]*8+[.O8]*16+[.N8]*32" office:value-type="float" office:value="0">
            <text:p>0</text:p>
          </table:table-cell>
          <table:table-cell table:formula="oooc:=IF([.AU8]=0;&quot;&quot;;&quot;OP_&quot;&amp;[.M8])">
            <text:p/>
          </table:table-cell>
          <table:table-cell table:formula="oooc:=&quot;6'b&quot;&amp;[.N8]&amp;[.O8]&amp;[.P8]&amp;[.Q8]&amp;[.R8]&amp;[.S8]" office:value-type="string" office:string-value="6'b000000">
            <text:p>6'b000000</text:p>
          </table:table-cell>
          <table:table-cell table:formula="oooc:=IF([.AU8]=0;&quot;FUNC_&quot;&amp;[.M8];&quot;&quot;)" office:value-type="string" office:string-value="FUNC_DIV">
            <text:p>FUNC_DIV</text:p>
          </table:table-cell>
          <table:table-cell table:formula="oooc:=IF([.AU8]=0;&quot;6'b&quot;&amp;[.AN8]&amp;[.AO8]&amp;[.AP8]&amp;[.AQ8]&amp;[.AR8]&amp;[.AS8];&quot;&quot;)" office:value-type="string" office:string-value="6'b011010">
            <text:p>6'b01101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5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formula="oooc:=[.S9]+[.R9]*2+[.Q9]*4+[.P9]*8+[.O9]*16+[.N9]*32" office:value-type="float" office:value="0">
            <text:p>0</text:p>
          </table:table-cell>
          <table:table-cell table:formula="oooc:=IF([.AU9]=0;&quot;&quot;;&quot;OP_&quot;&amp;[.M9])">
            <text:p/>
          </table:table-cell>
          <table:table-cell table:formula="oooc:=&quot;6'b&quot;&amp;[.N9]&amp;[.O9]&amp;[.P9]&amp;[.Q9]&amp;[.R9]&amp;[.S9]" office:value-type="string" office:string-value="6'b000000">
            <text:p>6'b000000</text:p>
          </table:table-cell>
          <table:table-cell table:formula="oooc:=IF([.AU9]=0;&quot;FUNC_&quot;&amp;[.M9];&quot;&quot;)" office:value-type="string" office:string-value="FUNC_DIVU">
            <text:p>FUNC_DIVU</text:p>
          </table:table-cell>
          <table:table-cell table:formula="oooc:=IF([.AU9]=0;&quot;6'b&quot;&amp;[.AN9]&amp;[.AO9]&amp;[.AP9]&amp;[.AQ9]&amp;[.AR9]&amp;[.AS9];&quot;&quot;)" office:value-type="string" office:string-value="6'b011011">
            <text:p>6'b01101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ADD</text:p>
          </table:table-cell>
          <table:table-cell table:style-name="ce9"/>
          <table:table-cell table:style-name="ce12" table:number-columns-repeated="30"/>
          <table:table-cell table:style-name="ce34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ADD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SU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SUB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N/A</text:p>
          </table:table-cell>
          <table:table-cell table:number-columns-repeated="9"/>
          <table:table-cell office:value-type="string">
            <text:p>MUL</text:p>
          </table:table-cell>
          <table:table-cell table:style-name="ce11"/>
          <table:table-cell table:style-name="ce14" table:number-columns-repeated="30"/>
          <table:table-cell table:style-name="ce35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ooc:=[.S15]+[.R15]*2+[.Q15]*4+[.P15]*8+[.O15]*16+[.N15]*32" office:value-type="float" office:value="0">
            <text:p>0</text:p>
          </table:table-cell>
          <table:table-cell table:formula="oooc:=IF([.AU15]=0;&quot;&quot;;&quot;OP_&quot;&amp;[.M15])">
            <text:p/>
          </table:table-cell>
          <table:table-cell table:formula="oooc:=&quot;6'b&quot;&amp;[.N15]&amp;[.O15]&amp;[.P15]&amp;[.Q15]&amp;[.R15]&amp;[.S15]" office:value-type="string" office:string-value="6'b000000">
            <text:p>6'b000000</text:p>
          </table:table-cell>
          <table:table-cell table:formula="oooc:=IF([.AU15]=0;&quot;FUNC_&quot;&amp;[.M15];&quot;&quot;)" office:value-type="string" office:string-value="FUNC_MULT">
            <text:p>FUNC_MULT</text:p>
          </table:table-cell>
          <table:table-cell table:formula="oooc:=IF([.AU15]=0;&quot;6'b&quot;&amp;[.AN15]&amp;[.AO15]&amp;[.AP15]&amp;[.AQ15]&amp;[.AR15]&amp;[.AS15];&quot;&quot;)" office:value-type="string" office:string-value="6'b011000">
            <text:p>6'b01100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number-columns-repeated="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16]+[.R16]*2+[.Q16]*4+[.P16]*8+[.O16]*16+[.N16]*32" office:value-type="float" office:value="0">
            <text:p>0</text:p>
          </table:table-cell>
          <table:table-cell table:formula="oooc:=IF([.AU16]=0;&quot;&quot;;&quot;OP_&quot;&amp;[.M16])">
            <text:p/>
          </table:table-cell>
          <table:table-cell table:formula="oooc:=&quot;6'b&quot;&amp;[.N16]&amp;[.O16]&amp;[.P16]&amp;[.Q16]&amp;[.R16]&amp;[.S16]" office:value-type="string" office:string-value="6'b000000">
            <text:p>6'b000000</text:p>
          </table:table-cell>
          <table:table-cell table:formula="oooc:=IF([.AU16]=0;&quot;FUNC_&quot;&amp;[.M16];&quot;&quot;)" office:value-type="string" office:string-value="FUNC_MULTU">
            <text:p>FUNC_MULTU</text:p>
          </table:table-cell>
          <table:table-cell table:formula="oooc:=IF([.AU16]=0;&quot;6'b&quot;&amp;[.AN16]&amp;[.AO16]&amp;[.AP16]&amp;[.AQ16]&amp;[.AR16]&amp;[.AS16];&quot;&quot;)" office:value-type="string" office:string-value="6'b011001">
            <text:p>6'b01100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SEB</text:p>
          </table:table-cell>
          <table:table-cell table:style-name="ce9"/>
          <table:table-cell table:style-name="ce12" table:number-columns-repeated="30"/>
          <table:table-cell table:style-name="ce34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SEH</text:p>
          </table:table-cell>
          <table:table-cell table:style-name="ce11"/>
          <table:table-cell table:style-name="ce14" table:number-columns-repeated="30"/>
          <table:table-cell table:style-name="ce35"/>
          <table:table-cell table:number-columns-repeated="211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(rs &lt; rt)</text:p>
          </table:table-cell>
          <table:table-cell table:formula="oooc:=[.S19]+[.R19]*2+[.Q19]*4+[.P19]*8+[.O19]*16+[.N19]*32" office:value-type="float" office:value="0">
            <text:p>0</text:p>
          </table:table-cell>
          <table:table-cell table:formula="oooc:=IF([.AU19]=0;&quot;&quot;;&quot;OP_&quot;&amp;[.M19])">
            <text:p/>
          </table:table-cell>
          <table:table-cell table:formula="oooc:=&quot;6'b&quot;&amp;[.N19]&amp;[.O19]&amp;[.P19]&amp;[.Q19]&amp;[.R19]&amp;[.S19]" office:value-type="string" office:string-value="6'b000000">
            <text:p>6'b000000</text:p>
          </table:table-cell>
          <table:table-cell table:formula="oooc:=IF([.AU19]=0;&quot;FUNC_&quot;&amp;[.M19];&quot;&quot;)" office:value-type="string" office:string-value="FUNC_SLT">
            <text:p>FUNC_SLT</text:p>
          </table:table-cell>
          <table:table-cell table:formula="oooc:=IF([.AU19]=0;&quot;6'b&quot;&amp;[.AN19]&amp;[.AO19]&amp;[.AP19]&amp;[.AQ19]&amp;[.AR19]&amp;[.AS19];&quot;&quot;)" office:value-type="string" office:string-value="6'b101010">
            <text:p>6'b10101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style-name="ce6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t ← (rs &lt; imm)</text:p>
          </table:table-cell>
          <table:table-cell table:formula="oooc:=[.S20]+[.R20]*2+[.Q20]*4+[.P20]*8+[.O20]*16+[.N20]*32" office:value-type="float" office:value="10">
            <text:p>10</text:p>
          </table:table-cell>
          <table:table-cell table:formula="oooc:=IF([.AU20]=0;&quot;&quot;;&quot;OP_&quot;&amp;[.M20])" office:value-type="string" office:string-value="OP_SLTI">
            <text:p>OP_SLTI</text:p>
          </table:table-cell>
          <table:table-cell table:formula="oooc:=&quot;6'b&quot;&amp;[.N20]&amp;[.O20]&amp;[.P20]&amp;[.Q20]&amp;[.R20]&amp;[.S20]" office:value-type="string" office:string-value="6'b001010">
            <text:p>6'b001010</text:p>
          </table:table-cell>
          <table:table-cell table:formula="oooc:=IF([.AU20]=0;&quot;FUNC_&quot;&amp;[.M20];&quot;&quot;)">
            <text:p/>
          </table:table-cell>
          <table:table-cell table:formula="oooc:=IF([.AU20]=0;&quot;6'b&quot;&amp;[.AN20]&amp;[.AO20]&amp;[.AP20]&amp;[.AQ20]&amp;[.AR20]&amp;[.AS20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21]+[.R21]*2+[.Q21]*4+[.P21]*8+[.O21]*16+[.N21]*32" office:value-type="float" office:value="11">
            <text:p>11</text:p>
          </table:table-cell>
          <table:table-cell table:formula="oooc:=IF([.AU21]=0;&quot;&quot;;&quot;OP_&quot;&amp;[.M21])" office:value-type="string" office:string-value="OP_SLTIU">
            <text:p>OP_SLTIU</text:p>
          </table:table-cell>
          <table:table-cell table:formula="oooc:=&quot;6'b&quot;&amp;[.N21]&amp;[.O21]&amp;[.P21]&amp;[.Q21]&amp;[.R21]&amp;[.S21]" office:value-type="string" office:string-value="6'b001011">
            <text:p>6'b001011</text:p>
          </table:table-cell>
          <table:table-cell table:formula="oooc:=IF([.AU21]=0;&quot;FUNC_&quot;&amp;[.M21];&quot;&quot;)">
            <text:p/>
          </table:table-cell>
          <table:table-cell table:formula="oooc:=IF([.AU21]=0;&quot;6'b&quot;&amp;[.AN21]&amp;[.AO21]&amp;[.AP21]&amp;[.AQ21]&amp;[.AR21]&amp;[.AS21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formula="oooc:=[.S22]+[.R22]*2+[.Q22]*4+[.P22]*8+[.O22]*16+[.N22]*32" office:value-type="float" office:value="0">
            <text:p>0</text:p>
          </table:table-cell>
          <table:table-cell table:formula="oooc:=IF([.AU22]=0;&quot;&quot;;&quot;OP_&quot;&amp;[.M22])">
            <text:p/>
          </table:table-cell>
          <table:table-cell table:formula="oooc:=&quot;6'b&quot;&amp;[.N22]&amp;[.O22]&amp;[.P22]&amp;[.Q22]&amp;[.R22]&amp;[.S22]" office:value-type="string" office:string-value="6'b000000">
            <text:p>6'b000000</text:p>
          </table:table-cell>
          <table:table-cell table:formula="oooc:=IF([.AU22]=0;&quot;FUNC_&quot;&amp;[.M22];&quot;&quot;)" office:value-type="string" office:string-value="FUNC_SLTU">
            <text:p>FUNC_SLTU</text:p>
          </table:table-cell>
          <table:table-cell table:formula="oooc:=IF([.AU22]=0;&quot;6'b&quot;&amp;[.AN22]&amp;[.AO22]&amp;[.AP22]&amp;[.AQ22]&amp;[.AR22]&amp;[.AS22];&quot;&quot;)" office:value-type="string" office:string-value="6'b101011">
            <text:p>6'b101011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formula="oooc:=[.S23]+[.R23]*2+[.Q23]*4+[.P23]*8+[.O23]*16+[.N23]*32" office:value-type="float" office:value="0">
            <text:p>0</text:p>
          </table:table-cell>
          <table:table-cell table:formula="oooc:=IF([.AU23]=0;&quot;&quot;;&quot;OP_&quot;&amp;[.M23])">
            <text:p/>
          </table:table-cell>
          <table:table-cell table:formula="oooc:=&quot;6'b&quot;&amp;[.N23]&amp;[.O23]&amp;[.P23]&amp;[.Q23]&amp;[.R23]&amp;[.S23]" office:value-type="string" office:string-value="6'b000000">
            <text:p>6'b000000</text:p>
          </table:table-cell>
          <table:table-cell table:formula="oooc:=IF([.AU23]=0;&quot;FUNC_&quot;&amp;[.M23];&quot;&quot;)" office:value-type="string" office:string-value="FUNC_SUB">
            <text:p>FUNC_SUB</text:p>
          </table:table-cell>
          <table:table-cell table:formula="oooc:=IF([.AU23]=0;&quot;6'b&quot;&amp;[.AN23]&amp;[.AO23]&amp;[.AP23]&amp;[.AQ23]&amp;[.AR23]&amp;[.AS23];&quot;&quot;)" office:value-type="string" office:string-value="6'b100010">
            <text:p>6'b100010</text:p>
          </table:table-cell>
          <table:table-cell table:number-columns-repeated="205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formula="oooc:=[.S24]+[.R24]*2+[.Q24]*4+[.P24]*8+[.O24]*16+[.N24]*32" office:value-type="float" office:value="0">
            <text:p>0</text:p>
          </table:table-cell>
          <table:table-cell table:formula="oooc:=IF([.AU24]=0;&quot;&quot;;&quot;OP_&quot;&amp;[.M24])">
            <text:p/>
          </table:table-cell>
          <table:table-cell table:formula="oooc:=&quot;6'b&quot;&amp;[.N24]&amp;[.O24]&amp;[.P24]&amp;[.Q24]&amp;[.R24]&amp;[.S24]" office:value-type="string" office:string-value="6'b000000">
            <text:p>6'b000000</text:p>
          </table:table-cell>
          <table:table-cell table:formula="oooc:=IF([.AU24]=0;&quot;FUNC_&quot;&amp;[.M24];&quot;&quot;)" office:value-type="string" office:string-value="FUNC_SUBU">
            <text:p>FUNC_SUBU</text:p>
          </table:table-cell>
          <table:table-cell table:formula="oooc:=IF([.AU24]=0;&quot;6'b&quot;&amp;[.AN24]&amp;[.AO24]&amp;[.AP24]&amp;[.AQ24]&amp;[.AR24]&amp;[.AS24];&quot;&quot;)" office:value-type="string" office:string-value="6'b100011">
            <text:p>6'b100011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== rt</text:p>
          </table:table-cell>
          <table:table-cell table:formula="oooc:=[.S25]+[.R25]*2+[.Q25]*4+[.P25]*8+[.O25]*16+[.N25]*32" office:value-type="float" office:value="4">
            <text:p>4</text:p>
          </table:table-cell>
          <table:table-cell table:formula="oooc:=IF([.AU25]=0;&quot;&quot;;&quot;OP_&quot;&amp;[.M25])" office:value-type="string" office:string-value="OP_BEQ">
            <text:p>OP_BEQ</text:p>
          </table:table-cell>
          <table:table-cell table:formula="oooc:=&quot;6'b&quot;&amp;[.N25]&amp;[.O25]&amp;[.P25]&amp;[.Q25]&amp;[.R25]&amp;[.S25]" office:value-type="string" office:string-value="6'b000100">
            <text:p>6'b000100</text:p>
          </table:table-cell>
          <table:table-cell table:formula="oooc:=IF([.AU25]=0;&quot;FUNC_&quot;&amp;[.M25];&quot;&quot;)">
            <text:p/>
          </table:table-cell>
          <table:table-cell table:formula="oooc:=IF([.AU25]=0;&quot;6'b&quot;&amp;[.AN25]&amp;[.AO25]&amp;[.AP25]&amp;[.AQ25]&amp;[.AR25]&amp;[.AS25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gt;= 0</text:p>
          </table:table-cell>
          <table:table-cell table:formula="oooc:=[.S26]+[.R26]*2+[.Q26]*4+[.P26]*8+[.O26]*16+[.N26]*32" office:value-type="float" office:value="1">
            <text:p>1</text:p>
          </table:table-cell>
          <table:table-cell table:formula="oooc:=IF([.AU26]=0;&quot;&quot;;&quot;OP_&quot;&amp;[.M26])" office:value-type="string" office:string-value="OP_BGEZ">
            <text:p>OP_BGEZ</text:p>
          </table:table-cell>
          <table:table-cell table:formula="oooc:=&quot;6'b&quot;&amp;[.N26]&amp;[.O26]&amp;[.P26]&amp;[.Q26]&amp;[.R26]&amp;[.S26]" office:value-type="string" office:string-value="6'b000001">
            <text:p>6'b000001</text:p>
          </table:table-cell>
          <table:table-cell table:formula="oooc:=IF([.AU26]=0;&quot;FUNC_&quot;&amp;[.M26];&quot;&quot;)">
            <text:p/>
          </table:table-cell>
          <table:table-cell table:formula="oooc:=IF([.AU26]=0;&quot;6'b&quot;&amp;[.AN26]&amp;[.AO26]&amp;[.AP26]&amp;[.AQ26]&amp;[.AR26]&amp;[.AS26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27]+[.R27]*2+[.Q27]*4+[.P27]*8+[.O27]*16+[.N27]*32" office:value-type="float" office:value="1">
            <text:p>1</text:p>
          </table:table-cell>
          <table:table-cell table:formula="oooc:=IF([.AU27]=0;&quot;&quot;;&quot;OP_&quot;&amp;[.M27])" office:value-type="string" office:string-value="OP_BGEZAL">
            <text:p>OP_BGEZAL</text:p>
          </table:table-cell>
          <table:table-cell table:formula="oooc:=&quot;6'b&quot;&amp;[.N27]&amp;[.O27]&amp;[.P27]&amp;[.Q27]&amp;[.R27]&amp;[.S27]" office:value-type="string" office:string-value="6'b000001">
            <text:p>6'b000001</text:p>
          </table:table-cell>
          <table:table-cell table:formula="oooc:=IF([.AU27]=0;&quot;FUNC_&quot;&amp;[.M27];&quot;&quot;)">
            <text:p/>
          </table:table-cell>
          <table:table-cell table:formula="oooc:=IF([.AU27]=0;&quot;6'b&quot;&amp;[.AN27]&amp;[.AO27]&amp;[.AP27]&amp;[.AQ27]&amp;[.AR27]&amp;[.AS27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gt; 0</text:p>
          </table:table-cell>
          <table:table-cell table:formula="oooc:=[.S28]+[.R28]*2+[.Q28]*4+[.P28]*8+[.O28]*16+[.N28]*32" office:value-type="float" office:value="7">
            <text:p>7</text:p>
          </table:table-cell>
          <table:table-cell table:formula="oooc:=IF([.AU28]=0;&quot;&quot;;&quot;OP_&quot;&amp;[.M28])" office:value-type="string" office:string-value="OP_BGTZ">
            <text:p>OP_BGTZ</text:p>
          </table:table-cell>
          <table:table-cell table:formula="oooc:=&quot;6'b&quot;&amp;[.N28]&amp;[.O28]&amp;[.P28]&amp;[.Q28]&amp;[.R28]&amp;[.S28]" office:value-type="string" office:string-value="6'b000111">
            <text:p>6'b000111</text:p>
          </table:table-cell>
          <table:table-cell table:formula="oooc:=IF([.AU28]=0;&quot;FUNC_&quot;&amp;[.M28];&quot;&quot;)">
            <text:p/>
          </table:table-cell>
          <table:table-cell table:formula="oooc:=IF([.AU28]=0;&quot;6'b&quot;&amp;[.AN28]&amp;[.AO28]&amp;[.AP28]&amp;[.AQ28]&amp;[.AR28]&amp;[.AS28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lt;= 0</text:p>
          </table:table-cell>
          <table:table-cell table:formula="oooc:=[.S29]+[.R29]*2+[.Q29]*4+[.P29]*8+[.O29]*16+[.N29]*32" office:value-type="float" office:value="6">
            <text:p>6</text:p>
          </table:table-cell>
          <table:table-cell table:formula="oooc:=IF([.AU29]=0;&quot;&quot;;&quot;OP_&quot;&amp;[.M29])" office:value-type="string" office:string-value="OP_BLEZ">
            <text:p>OP_BLEZ</text:p>
          </table:table-cell>
          <table:table-cell table:formula="oooc:=&quot;6'b&quot;&amp;[.N29]&amp;[.O29]&amp;[.P29]&amp;[.Q29]&amp;[.R29]&amp;[.S29]" office:value-type="string" office:string-value="6'b000110">
            <text:p>6'b000110</text:p>
          </table:table-cell>
          <table:table-cell table:formula="oooc:=IF([.AU29]=0;&quot;FUNC_&quot;&amp;[.M29];&quot;&quot;)">
            <text:p/>
          </table:table-cell>
          <table:table-cell table:formula="oooc:=IF([.AU29]=0;&quot;6'b&quot;&amp;[.AN29]&amp;[.AO29]&amp;[.AP29]&amp;[.AQ29]&amp;[.AR29]&amp;[.AS29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&lt; 0</text:p>
          </table:table-cell>
          <table:table-cell table:formula="oooc:=[.S30]+[.R30]*2+[.Q30]*4+[.P30]*8+[.O30]*16+[.N30]*32" office:value-type="float" office:value="1">
            <text:p>1</text:p>
          </table:table-cell>
          <table:table-cell table:formula="oooc:=IF([.AU30]=0;&quot;&quot;;&quot;OP_&quot;&amp;[.M30])" office:value-type="string" office:string-value="OP_BLTZ">
            <text:p>OP_BLTZ</text:p>
          </table:table-cell>
          <table:table-cell table:formula="oooc:=&quot;6'b&quot;&amp;[.N30]&amp;[.O30]&amp;[.P30]&amp;[.Q30]&amp;[.R30]&amp;[.S30]" office:value-type="string" office:string-value="6'b000001">
            <text:p>6'b000001</text:p>
          </table:table-cell>
          <table:table-cell table:formula="oooc:=IF([.AU30]=0;&quot;FUNC_&quot;&amp;[.M30];&quot;&quot;)">
            <text:p/>
          </table:table-cell>
          <table:table-cell table:formula="oooc:=IF([.AU30]=0;&quot;6'b&quot;&amp;[.AN30]&amp;[.AO30]&amp;[.AP30]&amp;[.AQ30]&amp;[.AR30]&amp;[.AS30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31]+[.R31]*2+[.Q31]*4+[.P31]*8+[.O31]*16+[.N31]*32" office:value-type="float" office:value="1">
            <text:p>1</text:p>
          </table:table-cell>
          <table:table-cell table:formula="oooc:=IF([.AU31]=0;&quot;&quot;;&quot;OP_&quot;&amp;[.M31])" office:value-type="string" office:string-value="OP_BLTZAL">
            <text:p>OP_BLTZAL</text:p>
          </table:table-cell>
          <table:table-cell table:formula="oooc:=&quot;6'b&quot;&amp;[.N31]&amp;[.O31]&amp;[.P31]&amp;[.Q31]&amp;[.R31]&amp;[.S31]" office:value-type="string" office:string-value="6'b000001">
            <text:p>6'b000001</text:p>
          </table:table-cell>
          <table:table-cell table:formula="oooc:=IF([.AU31]=0;&quot;FUNC_&quot;&amp;[.M31];&quot;&quot;)">
            <text:p/>
          </table:table-cell>
          <table:table-cell table:formula="oooc:=IF([.AU31]=0;&quot;6'b&quot;&amp;[.AN31]&amp;[.AO31]&amp;[.AP31]&amp;[.AQ31]&amp;[.AR31]&amp;[.AS31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 office:value-type="string">
            <text:p>Rs != rt</text:p>
          </table:table-cell>
          <table:table-cell table:formula="oooc:=[.S32]+[.R32]*2+[.Q32]*4+[.P32]*8+[.O32]*16+[.N32]*32" office:value-type="float" office:value="5">
            <text:p>5</text:p>
          </table:table-cell>
          <table:table-cell table:formula="oooc:=IF([.AU32]=0;&quot;&quot;;&quot;OP_&quot;&amp;[.M32])" office:value-type="string" office:string-value="OP_BNE">
            <text:p>OP_BNE</text:p>
          </table:table-cell>
          <table:table-cell table:formula="oooc:=&quot;6'b&quot;&amp;[.N32]&amp;[.O32]&amp;[.P32]&amp;[.Q32]&amp;[.R32]&amp;[.S32]" office:value-type="string" office:string-value="6'b000101">
            <text:p>6'b000101</text:p>
          </table:table-cell>
          <table:table-cell table:formula="oooc:=IF([.AU32]=0;&quot;FUNC_&quot;&amp;[.M32];&quot;&quot;)">
            <text:p/>
          </table:table-cell>
          <table:table-cell table:formula="oooc:=IF([.AU32]=0;&quot;6'b&quot;&amp;[.AN32]&amp;[.AO32]&amp;[.AP32]&amp;[.AQ32]&amp;[.AR32]&amp;[.AS32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8"/>
          <table:table-cell table:style-name="ce19" table:number-columns-repeated="6"/>
          <table:table-cell table:style-name="ce19" office:value-type="string">
            <text:p>instr_index</text:p>
          </table:table-cell>
          <table:table-cell table:style-name="ce19" table:number-columns-repeated="12"/>
          <table:table-cell table:number-columns-repeated="5" table:style-name="ce19"/>
          <table:table-cell table:style-name="ce36"/>
          <table:table-cell/>
          <table:table-cell table:formula="oooc:=[.S33]+[.R33]*2+[.Q33]*4+[.P33]*8+[.O33]*16+[.N33]*32" office:value-type="float" office:value="2">
            <text:p>2</text:p>
          </table:table-cell>
          <table:table-cell table:formula="oooc:=IF([.AU33]=0;&quot;&quot;;&quot;OP_&quot;&amp;[.M33])" office:value-type="string" office:string-value="OP_J">
            <text:p>OP_J</text:p>
          </table:table-cell>
          <table:table-cell table:formula="oooc:=&quot;6'b&quot;&amp;[.N33]&amp;[.O33]&amp;[.P33]&amp;[.Q33]&amp;[.R33]&amp;[.S33]" office:value-type="string" office:string-value="6'b000010">
            <text:p>6'b000010</text:p>
          </table:table-cell>
          <table:table-cell table:formula="oooc:=IF([.AU33]=0;&quot;FUNC_&quot;&amp;[.M33];&quot;&quot;)">
            <text:p/>
          </table:table-cell>
          <table:table-cell table:formula="oooc:=IF([.AU33]=0;&quot;6'b&quot;&amp;[.AN33]&amp;[.AO33]&amp;[.AP33]&amp;[.AQ33]&amp;[.AR33]&amp;[.AS33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8"/>
          <table:table-cell table:style-name="ce19" table:number-columns-repeated="6"/>
          <table:table-cell table:style-name="ce19" office:value-type="string">
            <text:p>instr_index</text:p>
          </table:table-cell>
          <table:table-cell table:style-name="ce19" table:number-columns-repeated="12"/>
          <table:table-cell table:number-columns-repeated="5" table:style-name="ce19"/>
          <table:table-cell table:style-name="ce36"/>
          <table:table-cell/>
          <table:table-cell table:formula="oooc:=[.S34]+[.R34]*2+[.Q34]*4+[.P34]*8+[.O34]*16+[.N34]*32" office:value-type="float" office:value="3">
            <text:p>3</text:p>
          </table:table-cell>
          <table:table-cell table:formula="oooc:=IF([.AU34]=0;&quot;&quot;;&quot;OP_&quot;&amp;[.M34])" office:value-type="string" office:string-value="OP_JAL">
            <text:p>OP_JAL</text:p>
          </table:table-cell>
          <table:table-cell table:formula="oooc:=&quot;6'b&quot;&amp;[.N34]&amp;[.O34]&amp;[.P34]&amp;[.Q34]&amp;[.R34]&amp;[.S34]" office:value-type="string" office:string-value="6'b000011">
            <text:p>6'b000011</text:p>
          </table:table-cell>
          <table:table-cell table:formula="oooc:=IF([.AU34]=0;&quot;FUNC_&quot;&amp;[.M34];&quot;&quot;)">
            <text:p/>
          </table:table-cell>
          <table:table-cell table:formula="oooc:=IF([.AU34]=0;&quot;6'b&quot;&amp;[.AN34]&amp;[.AO34]&amp;[.AP34]&amp;[.AQ34]&amp;[.AR34]&amp;[.AS34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/>
          <table:table-cell table:style-name="ce31"/>
          <table:table-cell table:style-name="ce31" office:value-type="string">
            <text:p>rd</text:p>
          </table:table-cell>
          <table:table-cell table:style-name="ce31"/>
          <table:table-cell table:style-name="ce33"/>
          <table:table-cell/>
          <table:table-cell office:value-type="string">
            <text:p>hint</text:p>
          </table:table-cell>
          <table:table-cell table:number-columns-repeated="3"/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35]+[.R35]*2+[.Q35]*4+[.P35]*8+[.O35]*16+[.N35]*32" office:value-type="float" office:value="0">
            <text:p>0</text:p>
          </table:table-cell>
          <table:table-cell table:formula="oooc:=IF([.AU35]=0;&quot;&quot;;&quot;OP_&quot;&amp;[.M35])">
            <text:p/>
          </table:table-cell>
          <table:table-cell table:formula="oooc:=&quot;6'b&quot;&amp;[.N35]&amp;[.O35]&amp;[.P35]&amp;[.Q35]&amp;[.R35]&amp;[.S35]" office:value-type="string" office:string-value="6'b000000">
            <text:p>6'b000000</text:p>
          </table:table-cell>
          <table:table-cell table:formula="oooc:=IF([.AU35]=0;&quot;FUNC_&quot;&amp;[.M35];&quot;&quot;)" office:value-type="string" office:string-value="FUNC_JALR">
            <text:p>FUNC_JALR</text:p>
          </table:table-cell>
          <table:table-cell table:formula="oooc:=IF([.AU35]=0;&quot;6'b&quot;&amp;[.AN35]&amp;[.AO35]&amp;[.AP35]&amp;[.AQ35]&amp;[.AR35]&amp;[.AS35];&quot;&quot;)" office:value-type="string" office:string-value="6'b001001">
            <text:p>6'b001001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JALR.H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office:value-type="string">
            <text:p>hint</text:p>
          </table:table-cell>
          <table:table-cell table:number-columns-repeated="3"/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ooc:=[.S37]+[.R37]*2+[.Q37]*4+[.P37]*8+[.O37]*16+[.N37]*32" office:value-type="float" office:value="0">
            <text:p>0</text:p>
          </table:table-cell>
          <table:table-cell table:formula="oooc:=IF([.AU37]=0;&quot;&quot;;&quot;OP_&quot;&amp;[.M37])">
            <text:p/>
          </table:table-cell>
          <table:table-cell table:formula="oooc:=&quot;6'b&quot;&amp;[.N37]&amp;[.O37]&amp;[.P37]&amp;[.Q37]&amp;[.R37]&amp;[.S37]" office:value-type="string" office:string-value="6'b000000">
            <text:p>6'b000000</text:p>
          </table:table-cell>
          <table:table-cell table:formula="oooc:=IF([.AU37]=0;&quot;FUNC_&quot;&amp;[.M37];&quot;&quot;)" office:value-type="string" office:string-value="FUNC_JR">
            <text:p>FUNC_JR</text:p>
          </table:table-cell>
          <table:table-cell table:formula="oooc:=IF([.AU37]=0;&quot;6'b&quot;&amp;[.AN37]&amp;[.AO37]&amp;[.AP37]&amp;[.AQ37]&amp;[.AR37]&amp;[.AS37];&quot;&quot;)" office:value-type="string" office:string-value="6'b001000">
            <text:p>6'b001000</text:p>
          </table:table-cell>
          <table:table-cell table:number-columns-repeated="205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JR.H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truction Control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EHB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truction Control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NOP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truction Control</text:p>
          </table:table-cell>
          <table:table-cell office:value-type="string">
            <text:p>MIPS-32</text:p>
          </table:table-cell>
          <table:table-cell table:number-columns-repeated="10"/>
          <table:table-cell office:value-type="string">
            <text:p>SSNOP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2]+[.R42]*2+[.Q42]*4+[.P42]*8+[.O42]*16+[.N42]*32" office:value-type="float" office:value="32">
            <text:p>32</text:p>
          </table:table-cell>
          <table:table-cell table:formula="oooc:=IF([.AU42]=0;&quot;&quot;;&quot;OP_&quot;&amp;[.M42])" office:value-type="string" office:string-value="OP_LB">
            <text:p>OP_LB</text:p>
          </table:table-cell>
          <table:table-cell table:formula="oooc:=&quot;6'b&quot;&amp;[.N42]&amp;[.O42]&amp;[.P42]&amp;[.Q42]&amp;[.R42]&amp;[.S42]" office:value-type="string" office:string-value="6'b100000">
            <text:p>6'b100000</text:p>
          </table:table-cell>
          <table:table-cell table:formula="oooc:=IF([.AU42]=0;&quot;FUNC_&quot;&amp;[.M42];&quot;&quot;)">
            <text:p/>
          </table:table-cell>
          <table:table-cell table:formula="oooc:=IF([.AU42]=0;&quot;6'b&quot;&amp;[.AN42]&amp;[.AO42]&amp;[.AP42]&amp;[.AQ42]&amp;[.AR42]&amp;[.AS42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3]+[.R43]*2+[.Q43]*4+[.P43]*8+[.O43]*16+[.N43]*32" office:value-type="float" office:value="36">
            <text:p>36</text:p>
          </table:table-cell>
          <table:table-cell table:formula="oooc:=IF([.AU43]=0;&quot;&quot;;&quot;OP_&quot;&amp;[.M43])" office:value-type="string" office:string-value="OP_LBU">
            <text:p>OP_LBU</text:p>
          </table:table-cell>
          <table:table-cell table:formula="oooc:=&quot;6'b&quot;&amp;[.N43]&amp;[.O43]&amp;[.P43]&amp;[.Q43]&amp;[.R43]&amp;[.S43]" office:value-type="string" office:string-value="6'b100100">
            <text:p>6'b100100</text:p>
          </table:table-cell>
          <table:table-cell table:formula="oooc:=IF([.AU43]=0;&quot;FUNC_&quot;&amp;[.M43];&quot;&quot;)">
            <text:p/>
          </table:table-cell>
          <table:table-cell table:formula="oooc:=IF([.AU43]=0;&quot;6'b&quot;&amp;[.AN43]&amp;[.AO43]&amp;[.AP43]&amp;[.AQ43]&amp;[.AR43]&amp;[.AS43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4]+[.R44]*2+[.Q44]*4+[.P44]*8+[.O44]*16+[.N44]*32" office:value-type="float" office:value="33">
            <text:p>33</text:p>
          </table:table-cell>
          <table:table-cell table:formula="oooc:=IF([.AU44]=0;&quot;&quot;;&quot;OP_&quot;&amp;[.M44])" office:value-type="string" office:string-value="OP_LH">
            <text:p>OP_LH</text:p>
          </table:table-cell>
          <table:table-cell table:formula="oooc:=&quot;6'b&quot;&amp;[.N44]&amp;[.O44]&amp;[.P44]&amp;[.Q44]&amp;[.R44]&amp;[.S44]" office:value-type="string" office:string-value="6'b100001">
            <text:p>6'b100001</text:p>
          </table:table-cell>
          <table:table-cell table:formula="oooc:=IF([.AU44]=0;&quot;FUNC_&quot;&amp;[.M44];&quot;&quot;)">
            <text:p/>
          </table:table-cell>
          <table:table-cell table:formula="oooc:=IF([.AU44]=0;&quot;6'b&quot;&amp;[.AN44]&amp;[.AO44]&amp;[.AP44]&amp;[.AQ44]&amp;[.AR44]&amp;[.AS44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5]+[.R45]*2+[.Q45]*4+[.P45]*8+[.O45]*16+[.N45]*32" office:value-type="float" office:value="37">
            <text:p>37</text:p>
          </table:table-cell>
          <table:table-cell table:formula="oooc:=IF([.AU45]=0;&quot;&quot;;&quot;OP_&quot;&amp;[.M45])" office:value-type="string" office:string-value="OP_LHU">
            <text:p>OP_LHU</text:p>
          </table:table-cell>
          <table:table-cell table:formula="oooc:=&quot;6'b&quot;&amp;[.N45]&amp;[.O45]&amp;[.P45]&amp;[.Q45]&amp;[.R45]&amp;[.S45]" office:value-type="string" office:string-value="6'b100101">
            <text:p>6'b100101</text:p>
          </table:table-cell>
          <table:table-cell table:formula="oooc:=IF([.AU45]=0;&quot;FUNC_&quot;&amp;[.M45];&quot;&quot;)">
            <text:p/>
          </table:table-cell>
          <table:table-cell table:formula="oooc:=IF([.AU45]=0;&quot;6'b&quot;&amp;[.AN45]&amp;[.AO45]&amp;[.AP45]&amp;[.AQ45]&amp;[.AR45]&amp;[.AS45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LL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7]+[.R47]*2+[.Q47]*4+[.P47]*8+[.O47]*16+[.N47]*32" office:value-type="float" office:value="35">
            <text:p>35</text:p>
          </table:table-cell>
          <table:table-cell table:formula="oooc:=IF([.AU47]=0;&quot;&quot;;&quot;OP_&quot;&amp;[.M47])" office:value-type="string" office:string-value="OP_LW">
            <text:p>OP_LW</text:p>
          </table:table-cell>
          <table:table-cell table:formula="oooc:=&quot;6'b&quot;&amp;[.N47]&amp;[.O47]&amp;[.P47]&amp;[.Q47]&amp;[.R47]&amp;[.S47]" office:value-type="string" office:string-value="6'b100011">
            <text:p>6'b100011</text:p>
          </table:table-cell>
          <table:table-cell table:formula="oooc:=IF([.AU47]=0;&quot;FUNC_&quot;&amp;[.M47];&quot;&quot;)">
            <text:p/>
          </table:table-cell>
          <table:table-cell table:formula="oooc:=IF([.AU47]=0;&quot;6'b&quot;&amp;[.AN47]&amp;[.AO47]&amp;[.AP47]&amp;[.AQ47]&amp;[.AR47]&amp;[.AS47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8]+[.R48]*2+[.Q48]*4+[.P48]*8+[.O48]*16+[.N48]*32" office:value-type="float" office:value="34">
            <text:p>34</text:p>
          </table:table-cell>
          <table:table-cell table:formula="oooc:=IF([.AU48]=0;&quot;&quot;;&quot;OP_&quot;&amp;[.M48])" office:value-type="string" office:string-value="OP_LWL">
            <text:p>OP_LWL</text:p>
          </table:table-cell>
          <table:table-cell table:formula="oooc:=&quot;6'b&quot;&amp;[.N48]&amp;[.O48]&amp;[.P48]&amp;[.Q48]&amp;[.R48]&amp;[.S48]" office:value-type="string" office:string-value="6'b100010">
            <text:p>6'b100010</text:p>
          </table:table-cell>
          <table:table-cell table:formula="oooc:=IF([.AU48]=0;&quot;FUNC_&quot;&amp;[.M48];&quot;&quot;)">
            <text:p/>
          </table:table-cell>
          <table:table-cell table:formula="oooc:=IF([.AU48]=0;&quot;6'b&quot;&amp;[.AN48]&amp;[.AO48]&amp;[.AP48]&amp;[.AQ48]&amp;[.AR48]&amp;[.AS48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49]+[.R49]*2+[.Q49]*4+[.P49]*8+[.O49]*16+[.N49]*32" office:value-type="float" office:value="38">
            <text:p>38</text:p>
          </table:table-cell>
          <table:table-cell table:formula="oooc:=IF([.AU49]=0;&quot;&quot;;&quot;OP_&quot;&amp;[.M49])" office:value-type="string" office:string-value="OP_LWR">
            <text:p>OP_LWR</text:p>
          </table:table-cell>
          <table:table-cell table:formula="oooc:=&quot;6'b&quot;&amp;[.N49]&amp;[.O49]&amp;[.P49]&amp;[.Q49]&amp;[.R49]&amp;[.S49]" office:value-type="string" office:string-value="6'b100110">
            <text:p>6'b100110</text:p>
          </table:table-cell>
          <table:table-cell table:formula="oooc:=IF([.AU49]=0;&quot;FUNC_&quot;&amp;[.M49];&quot;&quot;)">
            <text:p/>
          </table:table-cell>
          <table:table-cell table:formula="oooc:=IF([.AU49]=0;&quot;6'b&quot;&amp;[.AN49]&amp;[.AO49]&amp;[.AP49]&amp;[.AQ49]&amp;[.AR49]&amp;[.AS49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PREF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1]+[.R51]*2+[.Q51]*4+[.P51]*8+[.O51]*16+[.N51]*32" office:value-type="float" office:value="40">
            <text:p>40</text:p>
          </table:table-cell>
          <table:table-cell table:formula="oooc:=IF([.AU51]=0;&quot;&quot;;&quot;OP_&quot;&amp;[.M51])" office:value-type="string" office:string-value="OP_SB">
            <text:p>OP_SB</text:p>
          </table:table-cell>
          <table:table-cell table:formula="oooc:=&quot;6'b&quot;&amp;[.N51]&amp;[.O51]&amp;[.P51]&amp;[.Q51]&amp;[.R51]&amp;[.S51]" office:value-type="string" office:string-value="6'b101000">
            <text:p>6'b101000</text:p>
          </table:table-cell>
          <table:table-cell table:formula="oooc:=IF([.AU51]=0;&quot;FUNC_&quot;&amp;[.M51];&quot;&quot;)">
            <text:p/>
          </table:table-cell>
          <table:table-cell table:formula="oooc:=IF([.AU51]=0;&quot;6'b&quot;&amp;[.AN51]&amp;[.AO51]&amp;[.AP51]&amp;[.AQ51]&amp;[.AR51]&amp;[.AS51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SC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3]+[.R53]*2+[.Q53]*4+[.P53]*8+[.O53]*16+[.N53]*32" office:value-type="float" office:value="41">
            <text:p>41</text:p>
          </table:table-cell>
          <table:table-cell table:formula="oooc:=IF([.AU53]=0;&quot;&quot;;&quot;OP_&quot;&amp;[.M53])" office:value-type="string" office:string-value="OP_SH">
            <text:p>OP_SH</text:p>
          </table:table-cell>
          <table:table-cell table:formula="oooc:=&quot;6'b&quot;&amp;[.N53]&amp;[.O53]&amp;[.P53]&amp;[.Q53]&amp;[.R53]&amp;[.S53]" office:value-type="string" office:string-value="6'b101001">
            <text:p>6'b101001</text:p>
          </table:table-cell>
          <table:table-cell table:formula="oooc:=IF([.AU53]=0;&quot;FUNC_&quot;&amp;[.M53];&quot;&quot;)">
            <text:p/>
          </table:table-cell>
          <table:table-cell table:formula="oooc:=IF([.AU53]=0;&quot;6'b&quot;&amp;[.AN53]&amp;[.AO53]&amp;[.AP53]&amp;[.AQ53]&amp;[.AR53]&amp;[.AS53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4]+[.R54]*2+[.Q54]*4+[.P54]*8+[.O54]*16+[.N54]*32" office:value-type="float" office:value="43">
            <text:p>43</text:p>
          </table:table-cell>
          <table:table-cell table:formula="oooc:=IF([.AU54]=0;&quot;&quot;;&quot;OP_&quot;&amp;[.M54])" office:value-type="string" office:string-value="OP_SW">
            <text:p>OP_SW</text:p>
          </table:table-cell>
          <table:table-cell table:formula="oooc:=&quot;6'b&quot;&amp;[.N54]&amp;[.O54]&amp;[.P54]&amp;[.Q54]&amp;[.R54]&amp;[.S54]" office:value-type="string" office:string-value="6'b101011">
            <text:p>6'b101011</text:p>
          </table:table-cell>
          <table:table-cell table:formula="oooc:=IF([.AU54]=0;&quot;FUNC_&quot;&amp;[.M54];&quot;&quot;)">
            <text:p/>
          </table:table-cell>
          <table:table-cell table:formula="oooc:=IF([.AU54]=0;&quot;6'b&quot;&amp;[.AN54]&amp;[.AO54]&amp;[.AP54]&amp;[.AQ54]&amp;[.AR54]&amp;[.AS54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5]+[.R55]*2+[.Q55]*4+[.P55]*8+[.O55]*16+[.N55]*32" office:value-type="float" office:value="42">
            <text:p>42</text:p>
          </table:table-cell>
          <table:table-cell table:formula="oooc:=IF([.AU55]=0;&quot;&quot;;&quot;OP_&quot;&amp;[.M55])" office:value-type="string" office:string-value="OP_SWL">
            <text:p>OP_SWL</text:p>
          </table:table-cell>
          <table:table-cell table:formula="oooc:=&quot;6'b&quot;&amp;[.N55]&amp;[.O55]&amp;[.P55]&amp;[.Q55]&amp;[.R55]&amp;[.S55]" office:value-type="string" office:string-value="6'b101010">
            <text:p>6'b101010</text:p>
          </table:table-cell>
          <table:table-cell table:formula="oooc:=IF([.AU55]=0;&quot;FUNC_&quot;&amp;[.M55];&quot;&quot;)">
            <text:p/>
          </table:table-cell>
          <table:table-cell table:formula="oooc:=IF([.AU55]=0;&quot;6'b&quot;&amp;[.AN55]&amp;[.AO55]&amp;[.AP55]&amp;[.AQ55]&amp;[.AR55]&amp;[.AS55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△</text:p>
          </table:table-cell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offset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56]+[.R56]*2+[.Q56]*4+[.P56]*8+[.O56]*16+[.N56]*32" office:value-type="float" office:value="46">
            <text:p>46</text:p>
          </table:table-cell>
          <table:table-cell table:formula="oooc:=IF([.AU56]=0;&quot;&quot;;&quot;OP_&quot;&amp;[.M56])" office:value-type="string" office:string-value="OP_SWR">
            <text:p>OP_SWR</text:p>
          </table:table-cell>
          <table:table-cell table:formula="oooc:=&quot;6'b&quot;&amp;[.N56]&amp;[.O56]&amp;[.P56]&amp;[.Q56]&amp;[.R56]&amp;[.S56]" office:value-type="string" office:string-value="6'b101110">
            <text:p>6'b101110</text:p>
          </table:table-cell>
          <table:table-cell table:formula="oooc:=IF([.AU56]=0;&quot;FUNC_&quot;&amp;[.M56];&quot;&quot;)">
            <text:p/>
          </table:table-cell>
          <table:table-cell table:formula="oooc:=IF([.AU56]=0;&quot;6'b&quot;&amp;[.AN56]&amp;[.AO56]&amp;[.AP56]&amp;[.AQ56]&amp;[.AR56]&amp;[.AS56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SYNC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SYNC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d ← rs &amp; rt</text:p>
          </table:table-cell>
          <table:table-cell table:formula="oooc:=[.S59]+[.R59]*2+[.Q59]*4+[.P59]*8+[.O59]*16+[.N59]*32" office:value-type="float" office:value="0">
            <text:p>0</text:p>
          </table:table-cell>
          <table:table-cell table:formula="oooc:=IF([.AU59]=0;&quot;&quot;;&quot;OP_&quot;&amp;[.M59])">
            <text:p/>
          </table:table-cell>
          <table:table-cell table:formula="oooc:=&quot;6'b&quot;&amp;[.N59]&amp;[.O59]&amp;[.P59]&amp;[.Q59]&amp;[.R59]&amp;[.S59]" office:value-type="string" office:string-value="6'b000000">
            <text:p>6'b000000</text:p>
          </table:table-cell>
          <table:table-cell table:formula="oooc:=IF([.AU59]=0;&quot;FUNC_&quot;&amp;[.M59];&quot;&quot;)" office:value-type="string" office:string-value="FUNC_AND">
            <text:p>FUNC_AND</text:p>
          </table:table-cell>
          <table:table-cell table:formula="oooc:=IF([.AU59]=0;&quot;6'b&quot;&amp;[.AN59]&amp;[.AO59]&amp;[.AP59]&amp;[.AQ59]&amp;[.AR59]&amp;[.AS59];&quot;&quot;)" office:value-type="string" office:string-value="6'b100100">
            <text:p>6'b100100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9" table:number-columns-repeated="7"/>
          <table:table-cell table:style-name="ce19" office:value-type="string">
            <text:p>imm</text:p>
          </table:table-cell>
          <table:table-cell table:style-name="ce19" table:number-columns-repeated="2"/>
          <table:table-cell table:style-name="ce19" office:value-type="string">
            <text:p>zero_extend</text:p>
          </table:table-cell>
          <table:table-cell table:number-columns-repeated="4" table:style-name="ce19"/>
          <table:table-cell table:style-name="ce36"/>
          <table:table-cell office:value-type="string">
            <text:p>rt ← rs &amp; imm</text:p>
          </table:table-cell>
          <table:table-cell table:formula="oooc:=[.S60]+[.R60]*2+[.Q60]*4+[.P60]*8+[.O60]*16+[.N60]*32" office:value-type="float" office:value="12">
            <text:p>12</text:p>
          </table:table-cell>
          <table:table-cell table:formula="oooc:=IF([.AU60]=0;&quot;&quot;;&quot;OP_&quot;&amp;[.M60])" office:value-type="string" office:string-value="OP_ANDI">
            <text:p>OP_ANDI</text:p>
          </table:table-cell>
          <table:table-cell table:formula="oooc:=&quot;6'b&quot;&amp;[.N60]&amp;[.O60]&amp;[.P60]&amp;[.Q60]&amp;[.R60]&amp;[.S60]" office:value-type="string" office:string-value="6'b001100">
            <text:p>6'b001100</text:p>
          </table:table-cell>
          <table:table-cell table:formula="oooc:=IF([.AU60]=0;&quot;FUNC_&quot;&amp;[.M60];&quot;&quot;)">
            <text:p/>
          </table:table-cell>
          <table:table-cell table:formula="oooc:=IF([.AU60]=0;&quot;6'b&quot;&amp;[.AN60]&amp;[.AO60]&amp;[.AP60]&amp;[.AQ60]&amp;[.AR60]&amp;[.AS60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number-columns-repeated="5" table:style-name="Default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8"/>
          <table:table-cell table:style-name="ce19" table:number-columns-repeated="6"/>
          <table:table-cell table:style-name="ce19" office:value-type="string">
            <text:p>imm</text:p>
          </table:table-cell>
          <table:table-cell table:style-name="ce19" table:number-columns-repeated="2"/>
          <table:table-cell table:number-columns-repeated="5" table:style-name="ce19"/>
          <table:table-cell table:style-name="ce36"/>
          <table:table-cell/>
          <table:table-cell table:formula="oooc:=[.S61]+[.R61]*2+[.Q61]*4+[.P61]*8+[.O61]*16+[.N61]*32" office:value-type="float" office:value="15">
            <text:p>15</text:p>
          </table:table-cell>
          <table:table-cell table:formula="oooc:=IF([.AU61]=0;&quot;&quot;;&quot;OP_&quot;&amp;[.M61])" office:value-type="string" office:string-value="OP_LUI">
            <text:p>OP_LUI</text:p>
          </table:table-cell>
          <table:table-cell table:formula="oooc:=&quot;6'b&quot;&amp;[.N61]&amp;[.O61]&amp;[.P61]&amp;[.Q61]&amp;[.R61]&amp;[.S61]" office:value-type="string" office:string-value="6'b001111">
            <text:p>6'b001111</text:p>
          </table:table-cell>
          <table:table-cell table:formula="oooc:=IF([.AU61]=0;&quot;FUNC_&quot;&amp;[.M61];&quot;&quot;)">
            <text:p/>
          </table:table-cell>
          <table:table-cell table:formula="oooc:=IF([.AU61]=0;&quot;6'b&quot;&amp;[.AN61]&amp;[.AO61]&amp;[.AP61]&amp;[.AQ61]&amp;[.AR61]&amp;[.AS61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ooc:=[.S62]+[.R62]*2+[.Q62]*4+[.P62]*8+[.O62]*16+[.N62]*32" office:value-type="float" office:value="0">
            <text:p>0</text:p>
          </table:table-cell>
          <table:table-cell table:formula="oooc:=IF([.AU62]=0;&quot;&quot;;&quot;OP_&quot;&amp;[.M62])">
            <text:p/>
          </table:table-cell>
          <table:table-cell table:formula="oooc:=&quot;6'b&quot;&amp;[.N62]&amp;[.O62]&amp;[.P62]&amp;[.Q62]&amp;[.R62]&amp;[.S62]" office:value-type="string" office:string-value="6'b000000">
            <text:p>6'b000000</text:p>
          </table:table-cell>
          <table:table-cell table:formula="oooc:=IF([.AU62]=0;&quot;FUNC_&quot;&amp;[.M62];&quot;&quot;)" office:value-type="string" office:string-value="FUNC_NOR">
            <text:p>FUNC_NOR</text:p>
          </table:table-cell>
          <table:table-cell table:formula="oooc:=IF([.AU62]=0;&quot;6'b&quot;&amp;[.AN62]&amp;[.AO62]&amp;[.AP62]&amp;[.AQ62]&amp;[.AR62]&amp;[.AS62];&quot;&quot;)" office:value-type="string" office:string-value="6'b100111">
            <text:p>6'b100111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63]+[.R63]*2+[.Q63]*4+[.P63]*8+[.O63]*16+[.N63]*32" office:value-type="float" office:value="0">
            <text:p>0</text:p>
          </table:table-cell>
          <table:table-cell table:formula="oooc:=IF([.AU63]=0;&quot;&quot;;&quot;OP_&quot;&amp;[.M63])">
            <text:p/>
          </table:table-cell>
          <table:table-cell table:formula="oooc:=&quot;6'b&quot;&amp;[.N63]&amp;[.O63]&amp;[.P63]&amp;[.Q63]&amp;[.R63]&amp;[.S63]" office:value-type="string" office:string-value="6'b000000">
            <text:p>6'b000000</text:p>
          </table:table-cell>
          <table:table-cell table:formula="oooc:=IF([.AU63]=0;&quot;FUNC_&quot;&amp;[.M63];&quot;&quot;)" office:value-type="string" office:string-value="FUNC_OR">
            <text:p>FUNC_OR</text:p>
          </table:table-cell>
          <table:table-cell table:formula="oooc:=IF([.AU63]=0;&quot;6'b&quot;&amp;[.AN63]&amp;[.AO63]&amp;[.AP63]&amp;[.AQ63]&amp;[.AR63]&amp;[.AS63];&quot;&quot;)" office:value-type="string" office:string-value="6'b100101">
            <text:p>6'b100101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8"/>
          <table:table-cell table:style-name="ce19" table:number-columns-repeated="6"/>
          <table:table-cell table:style-name="ce19" office:value-type="string">
            <text:p>imm</text:p>
          </table:table-cell>
          <table:table-cell table:style-name="ce19" table:number-columns-repeated="2"/>
          <table:table-cell table:style-name="ce19" office:value-type="string">
            <text:p>zero_extend</text:p>
          </table:table-cell>
          <table:table-cell table:number-columns-repeated="4" table:style-name="ce19"/>
          <table:table-cell table:style-name="ce36"/>
          <table:table-cell/>
          <table:table-cell table:formula="oooc:=[.S64]+[.R64]*2+[.Q64]*4+[.P64]*8+[.O64]*16+[.N64]*32" office:value-type="float" office:value="13">
            <text:p>13</text:p>
          </table:table-cell>
          <table:table-cell table:formula="oooc:=IF([.AU64]=0;&quot;&quot;;&quot;OP_&quot;&amp;[.M64])" office:value-type="string" office:string-value="OP_ORI">
            <text:p>OP_ORI</text:p>
          </table:table-cell>
          <table:table-cell table:formula="oooc:=&quot;6'b&quot;&amp;[.N64]&amp;[.O64]&amp;[.P64]&amp;[.Q64]&amp;[.R64]&amp;[.S64]" office:value-type="string" office:string-value="6'b001101">
            <text:p>6'b001101</text:p>
          </table:table-cell>
          <table:table-cell table:formula="oooc:=IF([.AU64]=0;&quot;FUNC_&quot;&amp;[.M64];&quot;&quot;)">
            <text:p/>
          </table:table-cell>
          <table:table-cell table:formula="oooc:=IF([.AU64]=0;&quot;6'b&quot;&amp;[.AN64]&amp;[.AO64]&amp;[.AP64]&amp;[.AQ64]&amp;[.AR64]&amp;[.AS64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65]+[.R65]*2+[.Q65]*4+[.P65]*8+[.O65]*16+[.N65]*32" office:value-type="float" office:value="0">
            <text:p>0</text:p>
          </table:table-cell>
          <table:table-cell table:formula="oooc:=IF([.AU65]=0;&quot;&quot;;&quot;OP_&quot;&amp;[.M65])">
            <text:p/>
          </table:table-cell>
          <table:table-cell table:formula="oooc:=&quot;6'b&quot;&amp;[.N65]&amp;[.O65]&amp;[.P65]&amp;[.Q65]&amp;[.R65]&amp;[.S65]" office:value-type="string" office:string-value="6'b000000">
            <text:p>6'b000000</text:p>
          </table:table-cell>
          <table:table-cell table:formula="oooc:=IF([.AU65]=0;&quot;FUNC_&quot;&amp;[.M65];&quot;&quot;)" office:value-type="string" office:string-value="FUNC_XOR">
            <text:p>FUNC_XOR</text:p>
          </table:table-cell>
          <table:table-cell table:formula="oooc:=IF([.AU65]=0;&quot;6'b&quot;&amp;[.AN65]&amp;[.AO65]&amp;[.AP65]&amp;[.AQ65]&amp;[.AR65]&amp;[.AS65];&quot;&quot;)" office:value-type="string" office:string-value="6'b100110">
            <text:p>6'b100110</text:p>
          </table:table-cell>
          <table:table-cell table:number-columns-repeated="205"/>
        </table:table-row>
        <table:table-row table:style-name="ro2">
          <table:table-cell office:value-type="string">
            <text:p>Logical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18"/>
          <table:table-cell table:style-name="ce19" table:number-columns-repeated="6"/>
          <table:table-cell table:style-name="ce19" office:value-type="string">
            <text:p>imm</text:p>
          </table:table-cell>
          <table:table-cell table:style-name="ce19" table:number-columns-repeated="2"/>
          <table:table-cell table:style-name="ce19" office:value-type="string">
            <text:p>zero_extend</text:p>
          </table:table-cell>
          <table:table-cell table:number-columns-repeated="4" table:style-name="ce19"/>
          <table:table-cell table:style-name="ce36"/>
          <table:table-cell/>
          <table:table-cell table:formula="oooc:=[.S66]+[.R66]*2+[.Q66]*4+[.P66]*8+[.O66]*16+[.N66]*32" office:value-type="float" office:value="14">
            <text:p>14</text:p>
          </table:table-cell>
          <table:table-cell table:formula="oooc:=IF([.AU66]=0;&quot;&quot;;&quot;OP_&quot;&amp;[.M66])" office:value-type="string" office:string-value="OP_XORI">
            <text:p>OP_XORI</text:p>
          </table:table-cell>
          <table:table-cell table:formula="oooc:=&quot;6'b&quot;&amp;[.N66]&amp;[.O66]&amp;[.P66]&amp;[.Q66]&amp;[.R66]&amp;[.S66]" office:value-type="string" office:string-value="6'b001110">
            <text:p>6'b001110</text:p>
          </table:table-cell>
          <table:table-cell table:formula="oooc:=IF([.AU66]=0;&quot;FUNC_&quot;&amp;[.M66];&quot;&quot;)">
            <text:p/>
          </table:table-cell>
          <table:table-cell table:formula="oooc:=IF([.AU66]=0;&quot;6'b&quot;&amp;[.AN66]&amp;[.AO66]&amp;[.AP66]&amp;[.AQ66]&amp;[.AR66]&amp;[.AS66];&quot;&quot;)">
            <text:p/>
          </table:table-cell>
          <table:table-cell table:number-columns-repeated="205"/>
        </table:table-row>
        <table:table-row table:style-name="ro2">
          <table:table-cell office:value-type="string">
            <text:p>Insert/Extrac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EXT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ert/Extrac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INS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Insert/Extrac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WSBH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/>
          <table:table-cell table:style-name="ce31"/>
          <table:table-cell table:style-name="ce31" office:value-type="string">
            <text:p>rd</text:p>
          </table:table-cell>
          <table:table-cell table:style-name="ce31"/>
          <table:table-cell table:style-name="ce33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ooc:=[.S70]+[.R70]*2+[.Q70]*4+[.P70]*8+[.O70]*16+[.N70]*32" office:value-type="float" office:value="0">
            <text:p>0</text:p>
          </table:table-cell>
          <table:table-cell table:formula="oooc:=IF([.AU70]=0;&quot;&quot;;&quot;OP_&quot;&amp;[.M70])">
            <text:p/>
          </table:table-cell>
          <table:table-cell table:formula="oooc:=&quot;6'b&quot;&amp;[.N70]&amp;[.O70]&amp;[.P70]&amp;[.Q70]&amp;[.R70]&amp;[.S70]" office:value-type="string" office:string-value="6'b000000">
            <text:p>6'b000000</text:p>
          </table:table-cell>
          <table:table-cell table:formula="oooc:=IF([.AU70]=0;&quot;FUNC_&quot;&amp;[.M70];&quot;&quot;)" office:value-type="string" office:string-value="FUNC_MFHI">
            <text:p>FUNC_MFHI</text:p>
          </table:table-cell>
          <table:table-cell table:formula="oooc:=IF([.AU70]=0;&quot;6'b&quot;&amp;[.AN70]&amp;[.AO70]&amp;[.AP70]&amp;[.AQ70]&amp;[.AR70]&amp;[.AS70];&quot;&quot;)" office:value-type="string" office:string-value="6'b010000">
            <text:p>6'b010000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32"/>
          <table:table-cell table:style-name="ce31"/>
          <table:table-cell table:style-name="ce31" office:value-type="string">
            <text:p>rd</text:p>
          </table:table-cell>
          <table:table-cell table:style-name="ce31"/>
          <table:table-cell table:style-name="ce33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71]+[.R71]*2+[.Q71]*4+[.P71]*8+[.O71]*16+[.N71]*32" office:value-type="float" office:value="0">
            <text:p>0</text:p>
          </table:table-cell>
          <table:table-cell table:formula="oooc:=IF([.AU71]=0;&quot;&quot;;&quot;OP_&quot;&amp;[.M71])">
            <text:p/>
          </table:table-cell>
          <table:table-cell table:formula="oooc:=&quot;6'b&quot;&amp;[.N71]&amp;[.O71]&amp;[.P71]&amp;[.Q71]&amp;[.R71]&amp;[.S71]" office:value-type="string" office:string-value="6'b000000">
            <text:p>6'b000000</text:p>
          </table:table-cell>
          <table:table-cell table:formula="oooc:=IF([.AU71]=0;&quot;FUNC_&quot;&amp;[.M71];&quot;&quot;)" office:value-type="string" office:string-value="FUNC_MFLO">
            <text:p>FUNC_MFLO</text:p>
          </table:table-cell>
          <table:table-cell table:formula="oooc:=IF([.AU71]=0;&quot;6'b&quot;&amp;[.AN71]&amp;[.AO71]&amp;[.AP71]&amp;[.AQ71]&amp;[.AR71]&amp;[.AS71];&quot;&quot;)" office:value-type="string" office:string-value="6'b010010">
            <text:p>6'b010010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F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N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T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4</text:p>
          </table:table-cell>
          <table:table-cell table:number-columns-repeated="9"/>
          <table:table-cell office:value-type="string">
            <text:p>MOVZ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76]+[.R76]*2+[.Q76]*4+[.P76]*8+[.O76]*16+[.N76]*32" office:value-type="float" office:value="0">
            <text:p>0</text:p>
          </table:table-cell>
          <table:table-cell table:formula="oooc:=IF([.AU76]=0;&quot;&quot;;&quot;OP_&quot;&amp;[.M76])">
            <text:p/>
          </table:table-cell>
          <table:table-cell table:formula="oooc:=&quot;6'b&quot;&amp;[.N76]&amp;[.O76]&amp;[.P76]&amp;[.Q76]&amp;[.R76]&amp;[.S76]" office:value-type="string" office:string-value="6'b000000">
            <text:p>6'b000000</text:p>
          </table:table-cell>
          <table:table-cell table:formula="oooc:=IF([.AU76]=0;&quot;FUNC_&quot;&amp;[.M76];&quot;&quot;)" office:value-type="string" office:string-value="FUNC_MTHI">
            <text:p>FUNC_MTHI</text:p>
          </table:table-cell>
          <table:table-cell table:formula="oooc:=IF([.AU76]=0;&quot;6'b&quot;&amp;[.AN76]&amp;[.AO76]&amp;[.AP76]&amp;[.AQ76]&amp;[.AR76]&amp;[.AS76];&quot;&quot;)" office:value-type="string" office:string-value="6'b010001">
            <text:p>6'b010001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10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S77]+[.R77]*2+[.Q77]*4+[.P77]*8+[.O77]*16+[.N77]*32" office:value-type="float" office:value="0">
            <text:p>0</text:p>
          </table:table-cell>
          <table:table-cell table:formula="oooc:=IF([.AU77]=0;&quot;&quot;;&quot;OP_&quot;&amp;[.M77])">
            <text:p/>
          </table:table-cell>
          <table:table-cell table:formula="oooc:=&quot;6'b&quot;&amp;[.N77]&amp;[.O77]&amp;[.P77]&amp;[.Q77]&amp;[.R77]&amp;[.S77]" office:value-type="string" office:string-value="6'b000000">
            <text:p>6'b000000</text:p>
          </table:table-cell>
          <table:table-cell table:formula="oooc:=IF([.AU77]=0;&quot;FUNC_&quot;&amp;[.M77];&quot;&quot;)" office:value-type="string" office:string-value="FUNC_MTLO">
            <text:p>FUNC_MTLO</text:p>
          </table:table-cell>
          <table:table-cell table:formula="oooc:=IF([.AU77]=0;&quot;6'b&quot;&amp;[.AN77]&amp;[.AO77]&amp;[.AP77]&amp;[.AQ77]&amp;[.AR77]&amp;[.AS77];&quot;&quot;)" office:value-type="string" office:string-value="6'b010011">
            <text:p>6'b010011</text:p>
          </table:table-cell>
          <table:table-cell table:number-columns-repeated="205"/>
        </table:table-row>
        <table:table-row table:style-name="ro2">
          <table:table-cell office:value-type="string">
            <text:p>Move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RDHWR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ROTR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 Release2</text:p>
          </table:table-cell>
          <table:table-cell table:number-columns-repeated="10"/>
          <table:table-cell office:value-type="string">
            <text:p>ROTRV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8"/>
          <table:table-cell table:style-name="ce19"/>
          <table:table-cell table:style-name="ce19" office:value-type="string">
            <text:p>sa</text:p>
          </table:table-cell>
          <table:table-cell table:style-name="ce19"/>
          <table:table-cell table:style-name="ce36"/>
          <table:table-cell table:style-name="ce10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S81]+[.R81]*2+[.Q81]*4+[.P81]*8+[.O81]*16+[.N81]*32" office:value-type="float" office:value="0">
            <text:p>0</text:p>
          </table:table-cell>
          <table:table-cell table:formula="oooc:=IF([.AU81]=0;&quot;&quot;;&quot;OP_&quot;&amp;[.M81])">
            <text:p/>
          </table:table-cell>
          <table:table-cell table:formula="oooc:=&quot;6'b&quot;&amp;[.N81]&amp;[.O81]&amp;[.P81]&amp;[.Q81]&amp;[.R81]&amp;[.S81]" office:value-type="string" office:string-value="6'b000000">
            <text:p>6'b000000</text:p>
          </table:table-cell>
          <table:table-cell table:formula="oooc:=IF([.AU81]=0;&quot;FUNC_&quot;&amp;[.M81];&quot;&quot;)" office:value-type="string" office:string-value="FUNC_SLL">
            <text:p>FUNC_SLL</text:p>
          </table:table-cell>
          <table:table-cell table:formula="oooc:=IF([.AU81]=0;&quot;6'b&quot;&amp;[.AN81]&amp;[.AO81]&amp;[.AP81]&amp;[.AQ81]&amp;[.AR81]&amp;[.AS81];&quot;&quot;)" office:value-type="string" office:string-value="6'b000000">
            <text:p>6'b000000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[.S82]+[.R82]*2+[.Q82]*4+[.P82]*8+[.O82]*16+[.N82]*32" office:value-type="float" office:value="0">
            <text:p>0</text:p>
          </table:table-cell>
          <table:table-cell table:formula="oooc:=IF([.AU82]=0;&quot;&quot;;&quot;OP_&quot;&amp;[.M82])">
            <text:p/>
          </table:table-cell>
          <table:table-cell table:formula="oooc:=&quot;6'b&quot;&amp;[.N82]&amp;[.O82]&amp;[.P82]&amp;[.Q82]&amp;[.R82]&amp;[.S82]" office:value-type="string" office:string-value="6'b000000">
            <text:p>6'b000000</text:p>
          </table:table-cell>
          <table:table-cell table:formula="oooc:=IF([.AU82]=0;&quot;FUNC_&quot;&amp;[.M82];&quot;&quot;)" office:value-type="string" office:string-value="FUNC_SLLV">
            <text:p>FUNC_SLLV</text:p>
          </table:table-cell>
          <table:table-cell table:formula="oooc:=IF([.AU82]=0;&quot;6'b&quot;&amp;[.AN82]&amp;[.AO82]&amp;[.AP82]&amp;[.AQ82]&amp;[.AR82]&amp;[.AS82];&quot;&quot;)" office:value-type="string" office:string-value="6'b000100">
            <text:p>6'b000100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8"/>
          <table:table-cell table:style-name="ce19"/>
          <table:table-cell table:style-name="ce19" office:value-type="string">
            <text:p>sa</text:p>
          </table:table-cell>
          <table:table-cell table:style-name="ce19"/>
          <table:table-cell table:style-name="ce36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ooc:=[.S83]+[.R83]*2+[.Q83]*4+[.P83]*8+[.O83]*16+[.N83]*32" office:value-type="float" office:value="0">
            <text:p>0</text:p>
          </table:table-cell>
          <table:table-cell table:formula="oooc:=IF([.AU83]=0;&quot;&quot;;&quot;OP_&quot;&amp;[.M83])">
            <text:p/>
          </table:table-cell>
          <table:table-cell table:formula="oooc:=&quot;6'b&quot;&amp;[.N83]&amp;[.O83]&amp;[.P83]&amp;[.Q83]&amp;[.R83]&amp;[.S83]" office:value-type="string" office:string-value="6'b000000">
            <text:p>6'b000000</text:p>
          </table:table-cell>
          <table:table-cell table:formula="oooc:=IF([.AU83]=0;&quot;FUNC_&quot;&amp;[.M83];&quot;&quot;)" office:value-type="string" office:string-value="FUNC_SRA">
            <text:p>FUNC_SRA</text:p>
          </table:table-cell>
          <table:table-cell table:formula="oooc:=IF([.AU83]=0;&quot;6'b&quot;&amp;[.AN83]&amp;[.AO83]&amp;[.AP83]&amp;[.AQ83]&amp;[.AR83]&amp;[.AS83];&quot;&quot;)" office:value-type="string" office:string-value="6'b000011">
            <text:p>6'b000011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ooc:=[.S84]+[.R84]*2+[.Q84]*4+[.P84]*8+[.O84]*16+[.N84]*32" office:value-type="float" office:value="0">
            <text:p>0</text:p>
          </table:table-cell>
          <table:table-cell table:formula="oooc:=IF([.AU84]=0;&quot;&quot;;&quot;OP_&quot;&amp;[.M84])">
            <text:p/>
          </table:table-cell>
          <table:table-cell table:formula="oooc:=&quot;6'b&quot;&amp;[.N84]&amp;[.O84]&amp;[.P84]&amp;[.Q84]&amp;[.R84]&amp;[.S84]" office:value-type="string" office:string-value="6'b000000">
            <text:p>6'b000000</text:p>
          </table:table-cell>
          <table:table-cell table:formula="oooc:=IF([.AU84]=0;&quot;FUNC_&quot;&amp;[.M84];&quot;&quot;)" office:value-type="string" office:string-value="FUNC_SRAV">
            <text:p>FUNC_SRAV</text:p>
          </table:table-cell>
          <table:table-cell table:formula="oooc:=IF([.AU84]=0;&quot;6'b&quot;&amp;[.AN84]&amp;[.AO84]&amp;[.AP84]&amp;[.AQ84]&amp;[.AR84]&amp;[.AS84];&quot;&quot;)" office:value-type="string" office:string-value="6'b000111">
            <text:p>6'b000111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8"/>
          <table:table-cell table:style-name="ce19"/>
          <table:table-cell table:style-name="ce19" office:value-type="string">
            <text:p>sa</text:p>
          </table:table-cell>
          <table:table-cell table:style-name="ce19"/>
          <table:table-cell table:style-name="ce36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85]+[.R85]*2+[.Q85]*4+[.P85]*8+[.O85]*16+[.N85]*32" office:value-type="float" office:value="0">
            <text:p>0</text:p>
          </table:table-cell>
          <table:table-cell table:formula="oooc:=IF([.AU85]=0;&quot;&quot;;&quot;OP_&quot;&amp;[.M85])">
            <text:p/>
          </table:table-cell>
          <table:table-cell table:formula="oooc:=&quot;6'b&quot;&amp;[.N85]&amp;[.O85]&amp;[.P85]&amp;[.Q85]&amp;[.R85]&amp;[.S85]" office:value-type="string" office:string-value="6'b000000">
            <text:p>6'b000000</text:p>
          </table:table-cell>
          <table:table-cell table:formula="oooc:=IF([.AU85]=0;&quot;FUNC_&quot;&amp;[.M85];&quot;&quot;)" office:value-type="string" office:string-value="FUNC_SRL">
            <text:p>FUNC_SRL</text:p>
          </table:table-cell>
          <table:table-cell table:formula="oooc:=IF([.AU85]=0;&quot;6'b&quot;&amp;[.AN85]&amp;[.AO85]&amp;[.AP85]&amp;[.AQ85]&amp;[.AR85]&amp;[.AS85];&quot;&quot;)" office:value-type="string" office:string-value="6'b000010">
            <text:p>6'b000010</text:p>
          </table:table-cell>
          <table:table-cell table:number-columns-repeated="205"/>
        </table:table-row>
        <table:table-row table:style-name="ro2">
          <table:table-cell office:value-type="string">
            <text:p>Shift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  <table:table-cell office:value-type="string">
            <text:p>rs</text:p>
          </table:table-cell>
          <table:table-cell table:number-columns-repeated="2"/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ooc:=[.S86]+[.R86]*2+[.Q86]*4+[.P86]*8+[.O86]*16+[.N86]*32" office:value-type="float" office:value="0">
            <text:p>0</text:p>
          </table:table-cell>
          <table:table-cell table:formula="oooc:=IF([.AU86]=0;&quot;&quot;;&quot;OP_&quot;&amp;[.M86])">
            <text:p/>
          </table:table-cell>
          <table:table-cell table:formula="oooc:=&quot;6'b&quot;&amp;[.N86]&amp;[.O86]&amp;[.P86]&amp;[.Q86]&amp;[.R86]&amp;[.S86]" office:value-type="string" office:string-value="6'b000000">
            <text:p>6'b000000</text:p>
          </table:table-cell>
          <table:table-cell table:formula="oooc:=IF([.AU86]=0;&quot;FUNC_&quot;&amp;[.M86];&quot;&quot;)" office:value-type="string" office:string-value="FUNC_SRLV">
            <text:p>FUNC_SRLV</text:p>
          </table:table-cell>
          <table:table-cell table:formula="oooc:=IF([.AU86]=0;&quot;6'b&quot;&amp;[.AN86]&amp;[.AO86]&amp;[.AP86]&amp;[.AQ86]&amp;[.AR86]&amp;[.AS86];&quot;&quot;)" office:value-type="string" office:string-value="6'b000110">
            <text:p>6'b000110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code</text:p>
          </table:table-cell>
          <table:table-cell table:style-name="ce19" table:number-columns-repeated="11"/>
          <table:table-cell table:style-name="ce36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ooc:=[.S87]+[.R87]*2+[.Q87]*4+[.P87]*8+[.O87]*16+[.N87]*32" office:value-type="float" office:value="0">
            <text:p>0</text:p>
          </table:table-cell>
          <table:table-cell table:formula="oooc:=IF([.AU87]=0;&quot;&quot;;&quot;OP_&quot;&amp;[.M87])">
            <text:p/>
          </table:table-cell>
          <table:table-cell table:formula="oooc:=&quot;6'b&quot;&amp;[.N87]&amp;[.O87]&amp;[.P87]&amp;[.Q87]&amp;[.R87]&amp;[.S87]" office:value-type="string" office:string-value="6'b000000">
            <text:p>6'b000000</text:p>
          </table:table-cell>
          <table:table-cell table:formula="oooc:=IF([.AU87]=0;&quot;FUNC_&quot;&amp;[.M87];&quot;&quot;)" office:value-type="string" office:string-value="FUNC_BREAK">
            <text:p>FUNC_BREAK</text:p>
          </table:table-cell>
          <table:table-cell table:formula="oooc:=IF([.AU87]=0;&quot;6'b&quot;&amp;[.AN87]&amp;[.AO87]&amp;[.AP87]&amp;[.AQ87]&amp;[.AR87]&amp;[.AS87];&quot;&quot;)" office:value-type="string" office:string-value="6'b001101">
            <text:p>6'b001101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1</text:p>
          </table:table-cell>
          <table:table-cell table:number-columns-repeated="8"/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table:number-columns-repeated="7"/>
          <table:table-cell table:style-name="ce19" office:value-type="string">
            <text:p>code</text:p>
          </table:table-cell>
          <table:table-cell table:style-name="ce19" table:number-columns-repeated="11"/>
          <table:table-cell table:style-name="ce36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ooc:=[.S88]+[.R88]*2+[.Q88]*4+[.P88]*8+[.O88]*16+[.N88]*32" office:value-type="float" office:value="0">
            <text:p>0</text:p>
          </table:table-cell>
          <table:table-cell table:formula="oooc:=IF([.AU88]=0;&quot;&quot;;&quot;OP_&quot;&amp;[.M88])">
            <text:p/>
          </table:table-cell>
          <table:table-cell table:formula="oooc:=&quot;6'b&quot;&amp;[.N88]&amp;[.O88]&amp;[.P88]&amp;[.Q88]&amp;[.R88]&amp;[.S88]" office:value-type="string" office:string-value="6'b000000">
            <text:p>6'b000000</text:p>
          </table:table-cell>
          <table:table-cell table:formula="oooc:=IF([.AU88]=0;&quot;FUNC_&quot;&amp;[.M88];&quot;&quot;)" office:value-type="string" office:string-value="FUNC_SYSCALL">
            <text:p>FUNC_SYSCALL</text:p>
          </table:table-cell>
          <table:table-cell table:formula="oooc:=IF([.AU88]=0;&quot;6'b&quot;&amp;[.AN88]&amp;[.AO88]&amp;[.AP88]&amp;[.AQ88]&amp;[.AR88]&amp;[.AS88];&quot;&quot;)" office:value-type="string" office:string-value="6'b001100">
            <text:p>6'b001100</text:p>
          </table:table-cell>
          <table:table-cell table:number-columns-repeated="205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EQ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EQ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I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GE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I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I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LTU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NE</text:p>
          </table:table-cell>
          <table:table-cell table:number-columns-repeated="6"/>
          <table:table-cell table:style-name="ce13" table:number-columns-repeated="5"/>
          <table:table-cell table:number-columns-repeated="232"/>
        </table:table-row>
        <table:table-row table:style-name="ro2">
          <table:table-cell office:value-type="string">
            <text:p>Trap</text:p>
          </table:table-cell>
          <table:table-cell office:value-type="string">
            <text:p>MIPS-32</text:p>
          </table:table-cell>
          <table:table-cell office:value-type="string">
            <text:p>mips-2</text:p>
          </table:table-cell>
          <table:table-cell table:number-columns-repeated="9"/>
          <table:table-cell office:value-type="string">
            <text:p>TNEI</text:p>
          </table:table-cell>
          <table:table-cell table:number-columns-repeated="6"/>
          <table:table-cell table:style-name="ce14" table:number-columns-repeated="5"/>
          <table:table-cell table:number-columns-repeated="232"/>
        </table:table-row>
        <table:table-row table:style-name="ro2">
          <table:table-cell table:number-columns-repeated="12"/>
          <table:table-cell office:value-type="string">
            <text:p>CACHE</text:p>
          </table:table-cell>
          <table:table-cell table:number-columns-repeated="6"/>
          <table:table-cell table:style-name="ce14" table:number-columns-repeated="5"/>
          <table:table-cell table:number-columns-repeated="232"/>
        </table:table-row>
        <table:table-row table:style-name="ro2">
          <table:table-cell table:number-columns-repeated="11"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4" table:style-name="ce14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ooc:=[.S102]+[.R102]*2+[.Q102]*4+[.P102]*8+[.O102]*16+[.N102]*32" office:value-type="float" office:value="16">
            <text:p>16</text:p>
          </table:table-cell>
          <table:table-cell table:formula="oooc:=IF([.AU102]=0;&quot;&quot;;&quot;OP_&quot;&amp;[.M102])" office:value-type="string" office:string-value="OP_ERET">
            <text:p>OP_ERET</text:p>
          </table:table-cell>
          <table:table-cell table:formula="oooc:=&quot;6'b&quot;&amp;[.N102]&amp;[.O102]&amp;[.P102]&amp;[.Q102]&amp;[.R102]&amp;[.S102]" office:value-type="string" office:string-value="6'b010000">
            <text:p>6'b010000</text:p>
          </table:table-cell>
          <table:table-cell table:formula="oooc:=IF([.AU102]=0;&quot;FUNC_&quot;&amp;[.M102];&quot;&quot;)">
            <text:p/>
          </table:table-cell>
          <table:table-cell table:formula="oooc:=IF([.AU102]=0;&quot;6'b&quot;&amp;[.AN102]&amp;[.AO102]&amp;[.AP102]&amp;[.AQ102]&amp;[.AR102]&amp;[.AS102];&quot;&quot;)">
            <text:p/>
          </table:table-cell>
          <table:table-cell table:number-columns-repeated="205"/>
        </table:table-row>
        <table:table-row table:style-name="ro1">
          <table:table-cell table:style-name="ce4" office:value-type="string">
            <text:p>Copro</text:p>
          </table:table-cell>
          <table:table-cell office:value-type="string">
            <text:p>MIPS-32</text:p>
          </table:table-cell>
          <table:table-cell table:number-columns-repeated="9"/>
          <table:table-cell office:value-type="string">
            <text:p>○</text:p>
          </table:table-cell>
          <table:table-cell table:style-name="ce4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6" table:number-columns-repeated="2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office:value-type="string">
            <text:p>sel</text:p>
          </table:table-cell>
          <table:table-cell table:style-name="ce19"/>
          <table:table-cell table:style-name="ce36"/>
          <table:table-cell table:style-name="ce37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formula="oooc:=[.S103]+[.R103]*2+[.Q103]*4+[.P103]*8+[.O103]*16+[.N103]*32" office:value-type="float" office:value="16">
            <text:p>16</text:p>
          </table:table-cell>
          <table:table-cell table:formula="oooc:=IF([.AU103]=0;&quot;&quot;;&quot;OP_&quot;&amp;[.M103])" office:value-type="string" office:string-value="OP_MFC0">
            <text:p>OP_MFC0</text:p>
          </table:table-cell>
          <table:table-cell table:formula="oooc:=&quot;6'b&quot;&amp;[.N103]&amp;[.O103]&amp;[.P103]&amp;[.Q103]&amp;[.R103]&amp;[.S103]" office:value-type="string" office:string-value="6'b010000">
            <text:p>6'b010000</text:p>
          </table:table-cell>
          <table:table-cell table:formula="oooc:=IF([.AU103]=0;&quot;FUNC_&quot;&amp;[.M103];&quot;&quot;)">
            <text:p/>
          </table:table-cell>
          <table:table-cell table:formula="oooc:=IF([.AU103]=0;&quot;6'b&quot;&amp;[.AN103]&amp;[.AO103]&amp;[.AP103]&amp;[.AQ103]&amp;[.AR103]&amp;[.AS103];&quot;&quot;)">
            <text:p/>
          </table:table-cell>
          <table:table-cell table:number-columns-repeated="205"/>
        </table:table-row>
        <table:table-row table:style-name="ro1">
          <table:table-cell table:style-name="ce4" office:value-type="string">
            <text:p>Copro</text:p>
          </table:table-cell>
          <table:table-cell office:value-type="string">
            <text:p>MIPS-32</text:p>
          </table:table-cell>
          <table:table-cell table:number-columns-repeated="9"/>
          <table:table-cell office:value-type="string">
            <text:p>○</text:p>
          </table:table-cell>
          <table:table-cell table:style-name="ce4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5"/>
          <table:table-cell table:style-name="ce26"/>
          <table:table-cell table:style-name="ce26" office:value-type="string">
            <text:p>rt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rd</text:p>
          </table:table-cell>
          <table:table-cell table:style-name="ce31" table:number-columns-repeated="2"/>
          <table:table-cell table:style-name="ce10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9" office:value-type="string">
            <text:p>sel</text:p>
          </table:table-cell>
          <table:table-cell table:style-name="ce19"/>
          <table:table-cell table:style-name="ce36"/>
          <table:table-cell table:style-name="ce37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formula="oooc:=[.S104]+[.R104]*2+[.Q104]*4+[.P104]*8+[.O104]*16+[.N104]*32" office:value-type="float" office:value="16">
            <text:p>16</text:p>
          </table:table-cell>
          <table:table-cell table:formula="oooc:=IF([.AU104]=0;&quot;&quot;;&quot;OP_&quot;&amp;[.M104])" office:value-type="string" office:string-value="OP_MTC0">
            <text:p>OP_MTC0</text:p>
          </table:table-cell>
          <table:table-cell table:formula="oooc:=&quot;6'b&quot;&amp;[.N104]&amp;[.O104]&amp;[.P104]&amp;[.Q104]&amp;[.R104]&amp;[.S104]" office:value-type="string" office:string-value="6'b010000">
            <text:p>6'b010000</text:p>
          </table:table-cell>
          <table:table-cell table:formula="oooc:=IF([.AU104]=0;&quot;FUNC_&quot;&amp;[.M104];&quot;&quot;)">
            <text:p/>
          </table:table-cell>
          <table:table-cell table:formula="oooc:=IF([.AU104]=0;&quot;6'b&quot;&amp;[.AN104]&amp;[.AO104]&amp;[.AP104]&amp;[.AQ104]&amp;[.AR104]&amp;[.AS104];&quot;&quot;)">
            <text:p/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P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5]+[.R105]*2+[.Q105]*4+[.P105]*8+[.O105]*16+[.N105]*32" office:value-type="float" office:value="0">
            <text:p>0</text:p>
          </table:table-cell>
          <table:table-cell table:formula="oooc:=IF([.AU105]=0;&quot;&quot;;&quot;OP_&quot;&amp;[.M105])">
            <text:p/>
          </table:table-cell>
          <table:table-cell table:formula="oooc:=&quot;6'b&quot;&amp;[.N105]&amp;[.O105]&amp;[.P105]&amp;[.Q105]&amp;[.R105]&amp;[.S105]" office:value-type="string" office:string-value="6'b">
            <text:p>6'b</text:p>
          </table:table-cell>
          <table:table-cell table:formula="oooc:=IF([.AU105]=0;&quot;FUNC_&quot;&amp;[.M105];&quot;&quot;)" office:value-type="string" office:string-value="FUNC_TLBP">
            <text:p>FUNC_TLBP</text:p>
          </table:table-cell>
          <table:table-cell table:formula="oooc:=IF([.AU105]=0;&quot;6'b&quot;&amp;[.AN105]&amp;[.AO105]&amp;[.AP105]&amp;[.AQ105]&amp;[.AR105]&amp;[.AS105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R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6]+[.R106]*2+[.Q106]*4+[.P106]*8+[.O106]*16+[.N106]*32" office:value-type="float" office:value="0">
            <text:p>0</text:p>
          </table:table-cell>
          <table:table-cell table:formula="oooc:=IF([.AU106]=0;&quot;&quot;;&quot;OP_&quot;&amp;[.M106])">
            <text:p/>
          </table:table-cell>
          <table:table-cell table:formula="oooc:=&quot;6'b&quot;&amp;[.N106]&amp;[.O106]&amp;[.P106]&amp;[.Q106]&amp;[.R106]&amp;[.S106]" office:value-type="string" office:string-value="6'b">
            <text:p>6'b</text:p>
          </table:table-cell>
          <table:table-cell table:formula="oooc:=IF([.AU106]=0;&quot;FUNC_&quot;&amp;[.M106];&quot;&quot;)" office:value-type="string" office:string-value="FUNC_TLBR">
            <text:p>FUNC_TLBR</text:p>
          </table:table-cell>
          <table:table-cell table:formula="oooc:=IF([.AU106]=0;&quot;6'b&quot;&amp;[.AN106]&amp;[.AO106]&amp;[.AP106]&amp;[.AQ106]&amp;[.AR106]&amp;[.AS106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WI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7]+[.R107]*2+[.Q107]*4+[.P107]*8+[.O107]*16+[.N107]*32" office:value-type="float" office:value="0">
            <text:p>0</text:p>
          </table:table-cell>
          <table:table-cell table:formula="oooc:=IF([.AU107]=0;&quot;&quot;;&quot;OP_&quot;&amp;[.M107])">
            <text:p/>
          </table:table-cell>
          <table:table-cell table:formula="oooc:=&quot;6'b&quot;&amp;[.N107]&amp;[.O107]&amp;[.P107]&amp;[.Q107]&amp;[.R107]&amp;[.S107]" office:value-type="string" office:string-value="6'b">
            <text:p>6'b</text:p>
          </table:table-cell>
          <table:table-cell table:formula="oooc:=IF([.AU107]=0;&quot;FUNC_&quot;&amp;[.M107];&quot;&quot;)" office:value-type="string" office:string-value="FUNC_TLBWI">
            <text:p>FUNC_TLBWI</text:p>
          </table:table-cell>
          <table:table-cell table:formula="oooc:=IF([.AU107]=0;&quot;6'b&quot;&amp;[.AN107]&amp;[.AO107]&amp;[.AP107]&amp;[.AQ107]&amp;[.AR107]&amp;[.AS107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2"/>
          <table:table-cell table:style-name="ce4" office:value-type="string">
            <text:p>TLBWr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08]+[.R108]*2+[.Q108]*4+[.P108]*8+[.O108]*16+[.N108]*32" office:value-type="float" office:value="0">
            <text:p>0</text:p>
          </table:table-cell>
          <table:table-cell table:formula="oooc:=IF([.AU108]=0;&quot;&quot;;&quot;OP_&quot;&amp;[.M108])">
            <text:p/>
          </table:table-cell>
          <table:table-cell table:formula="oooc:=&quot;6'b&quot;&amp;[.N108]&amp;[.O108]&amp;[.P108]&amp;[.Q108]&amp;[.R108]&amp;[.S108]" office:value-type="string" office:string-value="6'b">
            <text:p>6'b</text:p>
          </table:table-cell>
          <table:table-cell table:formula="oooc:=IF([.AU108]=0;&quot;FUNC_&quot;&amp;[.M108];&quot;&quot;)" office:value-type="string" office:string-value="FUNC_TLBWr">
            <text:p>FUNC_TLBWr</text:p>
          </table:table-cell>
          <table:table-cell table:formula="oooc:=IF([.AU108]=0;&quot;6'b&quot;&amp;[.AN108]&amp;[.AO108]&amp;[.AP108]&amp;[.AQ108]&amp;[.AR108]&amp;[.AS108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1"/>
          <table:table-cell office:value-type="string">
            <text:p>？</text:p>
          </table:table-cell>
          <table:table-cell table:style-name="ce4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table:number-columns-repeated="4"/>
          <table:table-cell table:number-columns-repeated="15"/>
          <table:table-cell table:style-name="ce10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formula="oooc:=[.S109]+[.R109]*2+[.Q109]*4+[.P109]*8+[.O109]*16+[.N109]*32" office:value-type="float" office:value="16">
            <text:p>16</text:p>
          </table:table-cell>
          <table:table-cell table:formula="oooc:=IF([.AU109]=0;&quot;&quot;;&quot;OP_&quot;&amp;[.M109])" office:value-type="string" office:string-value="OP_WAIT">
            <text:p>OP_WAIT</text:p>
          </table:table-cell>
          <table:table-cell table:formula="oooc:=&quot;6'b&quot;&amp;[.N109]&amp;[.O109]&amp;[.P109]&amp;[.Q109]&amp;[.R109]&amp;[.S109]" office:value-type="string" office:string-value="6'b010000">
            <text:p>6'b010000</text:p>
          </table:table-cell>
          <table:table-cell table:formula="oooc:=IF([.AU109]=0;&quot;FUNC_&quot;&amp;[.M109];&quot;&quot;)">
            <text:p/>
          </table:table-cell>
          <table:table-cell table:formula="oooc:=IF([.AU109]=0;&quot;6'b&quot;&amp;[.AN109]&amp;[.AO109]&amp;[.AP109]&amp;[.AQ109]&amp;[.AR109]&amp;[.AS109];&quot;&quot;)">
            <text:p/>
          </table:table-cell>
          <table:table-cell table:number-columns-repeated="205"/>
        </table:table-row>
        <table:table-row table:style-name="ro2">
          <table:table-cell table:number-columns-repeated="11"/>
          <table:table-cell office:value-type="string">
            <text:p>？</text:p>
          </table:table-cell>
          <table:table-cell table:style-name="ce4" office:value-type="string">
            <text:p>DERET</text:p>
          </table:table-cell>
          <table:table-cell table:number-columns-repeated="6"/>
          <table:table-cell table:style-name="ce14" table:number-columns-repeated="5"/>
          <table:table-cell table:number-columns-repeated="15"/>
          <table:table-cell table:number-columns-repeated="6"/>
          <table:table-cell/>
          <table:table-cell table:formula="oooc:=[.S110]+[.R110]*2+[.Q110]*4+[.P110]*8+[.O110]*16+[.N110]*32" office:value-type="float" office:value="0">
            <text:p>0</text:p>
          </table:table-cell>
          <table:table-cell table:formula="oooc:=IF([.AU110]=0;&quot;&quot;;&quot;OP_&quot;&amp;[.M110])">
            <text:p/>
          </table:table-cell>
          <table:table-cell table:formula="oooc:=&quot;6'b&quot;&amp;[.N110]&amp;[.O110]&amp;[.P110]&amp;[.Q110]&amp;[.R110]&amp;[.S110]" office:value-type="string" office:string-value="6'b">
            <text:p>6'b</text:p>
          </table:table-cell>
          <table:table-cell table:formula="oooc:=IF([.AU110]=0;&quot;FUNC_&quot;&amp;[.M110];&quot;&quot;)" office:value-type="string" office:string-value="FUNC_DERET">
            <text:p>FUNC_DERET</text:p>
          </table:table-cell>
          <table:table-cell table:formula="oooc:=IF([.AU110]=0;&quot;6'b&quot;&amp;[.AN110]&amp;[.AO110]&amp;[.AP110]&amp;[.AQ110]&amp;[.AR110]&amp;[.AS110];&quot;&quot;)" office:value-type="string" office:string-value="6'b">
            <text:p>6'b</text:p>
          </table:table-cell>
          <table:table-cell table:number-columns-repeated="205"/>
        </table:table-row>
        <table:table-row table:style-name="ro2">
          <table:table-cell table:number-columns-repeated="11"/>
          <table:table-cell office:value-type="string">
            <text:p>？</text:p>
          </table:table-cell>
          <table:table-cell table:style-name="ce4" office:value-type="string">
            <text:p>SDBBP</text:p>
          </table:table-cell>
          <table:table-cell table:number-columns-repeated="6"/>
          <table:table-cell table:style-name="ce13" table:number-columns-repeated="5"/>
          <table:table-cell table:number-columns-repeated="15"/>
          <table:table-cell table:number-columns-repeated="6"/>
          <table:table-cell/>
          <table:table-cell table:formula="oooc:=[.S111]+[.R111]*2+[.Q111]*4+[.P111]*8+[.O111]*16+[.N111]*32" office:value-type="float" office:value="0">
            <text:p>0</text:p>
          </table:table-cell>
          <table:table-cell table:formula="oooc:=IF([.AU111]=0;&quot;&quot;;&quot;OP_&quot;&amp;[.M111])">
            <text:p/>
          </table:table-cell>
          <table:table-cell table:formula="oooc:=&quot;6'b&quot;&amp;[.N111]&amp;[.O111]&amp;[.P111]&amp;[.Q111]&amp;[.R111]&amp;[.S111]" office:value-type="string" office:string-value="6'b">
            <text:p>6'b</text:p>
          </table:table-cell>
          <table:table-cell table:formula="oooc:=IF([.AU111]=0;&quot;FUNC_&quot;&amp;[.M111];&quot;&quot;)" office:value-type="string" office:string-value="FUNC_SDBBP">
            <text:p>FUNC_SDBBP</text:p>
          </table:table-cell>
          <table:table-cell table:formula="oooc:=IF([.AU111]=0;&quot;6'b&quot;&amp;[.AN111]&amp;[.AO111]&amp;[.AP111]&amp;[.AQ111]&amp;[.AR111]&amp;[.AS111];&quot;&quot;)" office:value-type="string" office:string-value="6'b">
            <text:p>6'b</text:p>
          </table:table-cell>
          <table:table-cell table:number-columns-repeated="205"/>
        </table:table-row>
      </table:table>
      <table:table table:name="表1" table:style-name="ta1" table:print="false">
        <office:forms form:automatic-focus="false" form:apply-design-mode="false"/>
        <table:table-column table:style-name="co15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表2" table:style-name="ta1" table:print="false">
        <table:table-column table:style-name="co15" table:default-cell-style-name="Default"/>
        <table:table-row table:style-name="ro2">
          <table:table-cell/>
        </table:table-row>
      </table:table>
      <table:table table:name="表3" table:style-name="ta1" table:print="false">
        <table:table-column table:style-name="co1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1">2008/10/21</text:date>, <text:time>01:2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0-21T01:26:04</dc:date>
    <meta:editing-cycles>10</meta:editing-cycles>
    <meta:editing-duration>P5DT19H43M19S</meta:editing-duration>
    <meta:user-defined meta:name="情報 1"/>
    <meta:user-defined meta:name="情報 2"/>
    <meta:user-defined meta:name="情報 3"/>
    <meta:user-defined meta:name="情報 4"/>
    <meta:document-statistic meta:table-count="4" meta:cell-count="2248"/>
  </office:meta>
</office:document-meta>
</file>